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1125in" fo:padding-bottom="0.1125in" fo:padding-left="0.1125in" fo:padding-right="0.112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9">
      <style:graphic-properties draw:fill="solid" draw:fill-color="#70ad47" draw:opacity="100%" draw:stroke="solid" svg:stroke-width="0.01389in" svg:stroke-color="#ffffff" svg:stroke-opacity="100%" draw:stroke-linejoin="miter" svg:stroke-linecap="butt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solid" draw:fill-color="#70ad47" draw:opacity="100%" draw:stroke="solid" svg:stroke-width="0.01389in" svg:stroke-color="#ffffff" svg:stroke-opacity="100%" draw:stroke-linejoin="miter" svg:stroke-linecap="butt"/>
    </style:style>
    <style:style style:family="paragraph" style:name="a148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1125in" fo:padding-bottom="0.1125in" fo:padding-left="0.1125in" fo:padding-right="0.112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58893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wrap" fo:padding-top="0.24318in" fo:padding-bottom="0.5211in" fo:padding-left="0.18528in" fo:padding-right="0.18528in" draw:textarea-vertical-align="middle" draw:textarea-horizontal-align="center" draw:fill="solid" draw:fill-color="#70ad47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fo:wrap-option="wrap" fo:padding-top="0in" fo:padding-bottom="0in" fo:padding-left="0.7772in" fo:padding-right="0.7772in" draw:textarea-vertical-align="middle" draw:textarea-horizontal-align="center" draw:fill="none" draw:stroke="solid" svg:stroke-width="0.01389in" svg:stroke-color="#88b76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35898in" fo:padding-bottom="0.26634in" fo:padding-left="0.42498in" fo:padding-right="0.13085in" draw:textarea-vertical-align="middle" draw:textarea-horizontal-align="center" draw:fill="solid" draw:fill-color="#70ad47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659c3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35898in" fo:padding-bottom="0.26634in" fo:padding-left="0.13085in" fo:padding-right="0.42498in" draw:textarea-vertical-align="middle" draw:textarea-horizontal-align="center" draw:fill="solid" draw:fill-color="#70ad47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5">
      <style:graphic-properties fo:wrap-option="wrap" fo:padding-top="0.00257in" fo:padding-bottom="0.00257in" fo:padding-left="0.38508in" fo:padding-right="0.38508in" draw:textarea-vertical-align="middle" draw:textarea-horizontal-align="center" draw:fill="none" draw:stroke="solid" svg:stroke-width="0.01389in" svg:stroke-color="#acca9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73ae4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fo:wrap-option="wrap" fo:padding-top="0.24518in" fo:padding-bottom="0.24518in" fo:padding-left="0.2452in" fo:padding-right="0.2452in" draw:textarea-vertical-align="middle" draw:textarea-horizontal-align="center" draw:fill="solid" draw:fill-color="#70ad47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draw:fill="solid" draw:fill-color="#70ad47" draw:opacity="50%" draw:stroke="solid" svg:stroke-width="0.01389in" svg:stroke-color="#ffffff" svg:stroke-opacity="100%" draw:stroke-linejoin="miter" svg:stroke-linecap="butt"/>
    </style:style>
    <style:style style:family="paragraph" style:name="a152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solid" draw:fill-color="#70ad47" draw:opacity="50%" draw:stroke="solid" svg:stroke-width="0.01389in" svg:stroke-color="#ffffff" svg:stroke-opacity="100%" draw:stroke-linejoin="miter" svg:stroke-linecap="butt"/>
    </style:style>
    <style:style style:family="graphic" style:name="a1522">
      <style:graphic-properties fo:wrap-option="wrap" fo:padding-top="0.00135in" fo:padding-bottom="0.00135in" fo:padding-left="0.40832in" fo:padding-right="0.40832in" draw:textarea-vertical-align="middle" draw:textarea-horizontal-align="center" draw:fill="none" draw:stroke="solid" svg:stroke-width="0.01389in" svg:stroke-color="#88b76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24518in" fo:padding-bottom="0.24518in" fo:padding-left="0.2452in" fo:padding-right="0.2452in" draw:textarea-vertical-align="middle" draw:textarea-horizontal-align="center" draw:fill="solid" draw:fill-color="#70ad47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26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659c3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7">
      <style:graphic-properties draw:fill="solid" draw:fill-color="#70ad47" draw:opacity="50%" draw:stroke="solid" svg:stroke-width="0.01389in" svg:stroke-color="#ffffff" svg:stroke-opacity="100%" draw:stroke-linejoin="miter" svg:stroke-linecap="butt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wrap" fo:padding-top="0.00257in" fo:padding-bottom="0.00257in" fo:padding-left="0.38508in" fo:padding-right="0.38508in" draw:textarea-vertical-align="middle" draw:textarea-horizontal-align="center" draw:fill="none" draw:stroke="solid" svg:stroke-width="0.01389in" svg:stroke-color="#acca9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.3822in" fo:padding-bottom="0.3822in" fo:padding-left="0.38225in" fo:padding-right="0.38225in" draw:textarea-vertical-align="middle" draw:textarea-horizontal-align="center" draw:fill="solid" draw:fill-color="#70ad4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73ae4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fo:wrap-option="wrap" fo:padding-top="0.1125in" fo:padding-bottom="0.1125in" fo:padding-left="0.1125in" fo:padding-right="0.112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/>
    </style:style>
    <style:style style:family="graphic" style:name="a1536">
      <style:graphic-properties fo:wrap-option="wrap" fo:padding-top="0in" fo:padding-bottom="0in" fo:padding-left="0.7772in" fo:padding-right="0.7772in" draw:textarea-vertical-align="middle" draw:textarea-horizontal-align="center" draw:fill="none" draw:stroke="solid" svg:stroke-width="0.01389in" svg:stroke-color="#88b76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0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659c3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in" fo:padding-bottom="0in" fo:padding-left="0.47101in" fo:padding-right="0.47101in" draw:textarea-vertical-align="middle" draw:textarea-horizontal-align="center" draw:fill="none" draw:stroke="solid" svg:stroke-width="0.01389in" svg:stroke-color="#acca9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7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73ae4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0">
      <style:graphic-properties fo:wrap-option="wrap" fo:padding-top="0in" fo:padding-bottom="0in" fo:padding-left="0.47101in" fo:padding-right="0.47101in" draw:textarea-vertical-align="middle" draw:textarea-horizontal-align="center" draw:fill="none" draw:stroke="solid" svg:stroke-width="0.01389in" svg:stroke-color="#acca9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4">
      <style:graphic-properties fo:wrap-option="wrap" fo:padding-top="0.04805in" fo:padding-bottom="0.04805in" fo:padding-left="0.04805in" fo:padding-right="0.04805in" draw:textarea-vertical-align="middle" draw:textarea-horizontal-align="center" draw:fill="solid" draw:fill-color="#73ae4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555">
      <style:graphic-properties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2">
      <style:graphic-properties/>
    </style:style>
    <style:style style:family="text" style:name="a158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0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solid" svg:stroke-width="0.01024in" svg:stroke-color="#ffffff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.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solid" svg:stroke-width="0.01024in" svg:stroke-color="#ffffff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5in" fo:margin-right="0in" fo:text-indent="-0.5in" fo:margin-top="0.09028in" fo:margin-bottom="0in" style:punctuation-wrap="simple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draw:fill="solid" draw:fill-color="#70ad47" draw:opacity="100%" draw:stroke="solid" svg:stroke-width="0.01389in" svg:stroke-color="#ffffff" svg:stroke-opacity="100%" draw:stroke-linejoin="miter" svg:stroke-linecap="butt"/>
    </style:style>
    <style:style style:family="graphic" style:name="a1334">
      <style:graphic-properties draw:fill="solid" draw:fill-color="#70ad47" draw:opacity="100%" draw:stroke="solid" svg:stroke-width="0.01389in" svg:stroke-color="#ffffff" svg:stroke-opacity="100%" draw:stroke-linejoin="miter" svg:stroke-linecap="but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51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54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59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67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76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06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12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85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15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09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88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7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.25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7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.25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modern" style:font-pitch="fixed" fo:font-size="100%"/>
      </text:list-level-style-bullet>
    </text:list-style>
    <text:list-style style:name="a1426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75in" text:min-label-width="0.5in"/>
      </text:list-level-style-number>
      <text:list-level-style-number text:level="3" style:num-format="">
        <style:list-level-properties text:space-before="1.25in" text:min-label-width="0.5in"/>
      </text:list-level-style-number>
      <text:list-level-style-number text:level="4" style:num-format="">
        <style:list-level-properties text:space-before="1.75in" text:min-label-width="0.5in"/>
      </text:list-level-style-number>
      <text:list-level-style-number text:level="5" style:num-format="">
        <style:list-level-properties text:space-before="2.25in" text:min-label-width="0.5in"/>
      </text:list-level-style-number>
      <text:list-level-style-number text:level="6" style:num-format="">
        <style:list-level-properties text:space-before="2.75in" text:min-label-width="0.5in"/>
      </text:list-level-style-number>
      <text:list-level-style-number text:level="7" style:num-format="">
        <style:list-level-properties text:space-before="3.25in" text:min-label-width="0.5in"/>
      </text:list-level-style-number>
      <text:list-level-style-number text:level="8" style:num-format="">
        <style:list-level-properties text:space-before="3.75in" text:min-label-width="0.5in"/>
      </text:list-level-style-number>
      <text:list-level-style-number text:level="9" style:num-format="">
        <style:list-level-properties text:space-before="4.25in" text:min-label-width="0.5in"/>
      </text:list-level-style-number>
    </text:list-style>
    <number:date-style xmlns:number="urn:oasis:names:tc:opendocument:xmlns:datastyle:1.0" style:name="a1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310" draw:master-page-name="Master1-Layout7-blank-Leer" presentation:presentation-page-layout-name="Master1-PPL7" draw:id="Slide-256">
        <draw:frame draw:id="id244" draw:style-name="a1322" draw:name="Textfeld 1" svg:x="1.32756in" svg:y="3.74202in" svg:width="8.51496in" svg:height="1.5002in">
          <draw:text-box>
            <text:p text:style-name="a1318" text:class-names="" text:cond-style-name=""><text:span text:style-name="a1311" text:class-names="">Handschrifterkennung</text:span><text:span text:style-name="a1312" text:class-names=""><text:s text:c="1"/></text:span><text:span text:style-name="a1313" text:class-names="">mit</text:span><text:span text:style-name="a1314" text:class-names=""><text:s text:c="1"/></text:span><text:span text:style-name="a1315" text:class-names="">CUD</text:span><text:span text:style-name="a1316" text:class-names="">A</text:span><text:span text:style-name="a1317" text:class-names=""/></text:p>
            <text:p text:style-name="a1321" text:class-names="" text:cond-style-name=""><text:span text:style-name="a1319" text:class-names="">Vertiefte Multicore-Programmierung</text:span><text:span text:style-name="a1320" text:class-names=""/></text:p>
          </draw:text-box>
          <svg:title/>
          <svg:desc/>
        </draw:frame>
        <presentation:notes draw:style-name="a1331">
          <draw:frame draw:id="id245" draw:style-name="a1325" draw:name="Foliennummernplatzhalter 6" svg:x="4.24528in" svg:y="9.5in" svg:width="3.25433in" svg:height="0.49961in">
            <draw:text-box>
              <text:p text:style-name="a1324" text:class-names="" text:cond-style-name=""><text:span text:style-name="a1323" text:class-names=""><text:page-number style:num-format="1" text:fixed="false"/></text:span></text:p>
            </draw:text-box>
            <svg:title/>
            <svg:desc/>
          </draw:frame>
          <draw:custom-shape svg:x="4.25in" svg:y="9.5in" svg:width="3.25in" svg:height="0.5in" draw:id="id246" draw:style-name="a1328" draw:name="Rectangle 7">
            <svg:title/>
            <svg:desc/>
            <text:p text:style-name="a1327" text:class-names="" text:cond-style-name=""><text:span text:style-name="a1326" text:class-names=""><text:page-number style:num-format="1" text:fixed="false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page-thumbnail draw:page-number="1" svg:x="1.25174in" svg:y="0.76042in" svg:width="4.99653in" svg:height="3.74826in" presentation:class="page" draw:id="id247" presentation:style-name="a1329" draw:name="Folienbildplatzhalter 2">
            <svg:title/>
            <svg:desc/>
          </draw:page-thumbnail>
          <draw:frame draw:id="id248" presentation:style-name="a1330" draw:name="Notizenplatzhalter 3" svg:x="1in" svg:y="4.75in" svg:width="5.5in" svg:height="4.50039in" presentation:class="notes" presentation:placeholder="true">
            <draw:text-box/>
            <svg:title/>
            <svg:desc/>
          </draw:frame>
        </presentation:notes>
      </draw:page>
      <draw:page draw:name="page2" draw:style-name="a1332" draw:master-page-name="Master2-Layout7-blank-Leer" presentation:presentation-page-layout-name="Master2-PPL7" draw:id="Slide-257">
        <draw:g draw:name="Diagramm 6" draw:id="id265" draw:style-name="a1376">
          <svg:title/>
          <svg:desc/>
          <draw:custom-shape svg:width="3.29994in" svg:height="3.30045in" draw:id="id249" draw:style-name="a1333" draw:transform="translate(-1.64997in -1.65022in) rotate(-1.5708) translate(1.65022in 3.9933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width="3.29994in" svg:height="3.30045in" draw:id="id250" draw:style-name="a1334" draw:transform="translate(-1.64997in -1.65022in) rotate(-4.71239) translate(5.04653in 3.9933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3.78677in" svg:y="5.20985in" svg:width="2.50554in" svg:height="0.6602in" draw:id="id251" draw:style-name="a1338">
            <svg:title/>
            <svg:desc/>
            <text:p text:style-name="a1337" text:class-names="" text:cond-style-name=""><text:span text:style-name="a1335" text:class-names="">Realisierung</text:span><text:span text:style-name="a1336" text:class-names=""/></text:p>
            <draw:enhanced-geometry xmlns:dr3d="urn:oasis:names:tc:opendocument:xmlns:dr3d:1.0" draw:type="non-primitive" svg:viewBox="0 0 2291068 603686" draw:enhanced-path="M 0 0 L 2291068 0 2291068 603686 0 60368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91068"/>
              <draw:equation draw:name="f7" draw:formula="?f4 / 603686"/>
              <draw:equation draw:name="f8" draw:formula="0 * ?f5 / 2291068"/>
              <draw:equation draw:name="f9" draw:formula="0 * ?f4 / 603686"/>
              <draw:equation draw:name="f10" draw:formula="2291068 * ?f5 / 2291068"/>
              <draw:equation draw:name="f11" draw:formula="603686 * ?f4 / 60368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3.29994in" svg:height="3.30045in" draw:id="id252" draw:style-name="a1339" draw:transform="translate(-1.64997in -1.65022in) rotate(-1.5708) translate(4.94068in 3.9933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width="3.29994in" svg:height="3.30045in" draw:id="id253" draw:style-name="a1340" draw:transform="translate(-1.64997in -1.65022in) rotate(-4.71239) translate(8.33599in 3.9933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6.83557in" svg:y="5.20985in" svg:width="2.50554in" svg:height="0.6602in" draw:id="id254" draw:style-name="a1344">
            <svg:title/>
            <svg:desc/>
            <text:p text:style-name="a1343" text:class-names="" text:cond-style-name=""><text:span text:style-name="a1341" text:class-names="">Auswertung</text:span><text:span text:style-name="a1342" text:class-names=""/></text:p>
            <draw:enhanced-geometry xmlns:dr3d="urn:oasis:names:tc:opendocument:xmlns:dr3d:1.0" draw:type="non-primitive" svg:viewBox="0 0 2291068 603686" draw:enhanced-path="M 0 0 L 2291068 0 2291068 603686 0 60368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91068"/>
              <draw:equation draw:name="f7" draw:formula="?f4 / 603686"/>
              <draw:equation draw:name="f8" draw:formula="0 * ?f5 / 2291068"/>
              <draw:equation draw:name="f9" draw:formula="0 * ?f4 / 603686"/>
              <draw:equation draw:name="f10" draw:formula="2291068 * ?f5 / 2291068"/>
              <draw:equation draw:name="f11" draw:formula="603686 * ?f4 / 60368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31229in" svg:y="2.91717in" svg:width="1.38959in" svg:height="1.38959in" draw:id="id255" draw:style-name="a1348">
            <svg:title/>
            <svg:desc/>
            <text:p text:style-name="a1347" text:class-names="" text:cond-style-name=""><text:span text:style-name="a1345" text:class-names="">Sequentiell</text:span><text:span text:style-name="a1346" text:class-names=""/></text:p>
            <draw:enhanced-geometry xmlns:dr3d="urn:oasis:names:tc:opendocument:xmlns:dr3d:1.0" draw:type="non-primitive" svg:viewBox="0 0 1270643 1270643" draw:enhanced-path="M 0 635322 C 0 284443 284443 0 635322 0 986201 0 1270644 284443 1270644 635322 1270644 986201 986201 1270644 635322 1270644 284443 1270644 0 986201 0 63532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70643"/>
              <draw:equation draw:name="f7" draw:formula="?f4 / 1270643"/>
              <draw:equation draw:name="f8" draw:formula="0 * ?f5 / 1270643"/>
              <draw:equation draw:name="f9" draw:formula="635322 * ?f4 / 1270643"/>
              <draw:equation draw:name="f10" draw:formula="635322 * ?f5 / 1270643"/>
              <draw:equation draw:name="f11" draw:formula="0 * ?f4 / 1270643"/>
              <draw:equation draw:name="f12" draw:formula="1270644 * ?f5 / 1270643"/>
              <draw:equation draw:name="f13" draw:formula="1270644 * ?f4 / 12706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4.8137in" svg:y="3.78566in" svg:width="1.38959in" svg:height="1.38959in" draw:id="id256" draw:style-name="a1352">
            <svg:title/>
            <svg:desc/>
            <text:p text:style-name="a1351" text:class-names="" text:cond-style-name=""><text:span text:style-name="a1349" text:class-names="">Parallel</text:span><text:span text:style-name="a1350" text:class-names=""/></text:p>
            <draw:enhanced-geometry xmlns:dr3d="urn:oasis:names:tc:opendocument:xmlns:dr3d:1.0" draw:type="non-primitive" svg:viewBox="0 0 1270643 1270643" draw:enhanced-path="M 0 635322 C 0 284443 284443 0 635322 0 986201 0 1270644 284443 1270644 635322 1270644 986201 986201 1270644 635322 1270644 284443 1270644 0 986201 0 63532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70643"/>
              <draw:equation draw:name="f7" draw:formula="?f4 / 1270643"/>
              <draw:equation draw:name="f8" draw:formula="0 * ?f5 / 1270643"/>
              <draw:equation draw:name="f9" draw:formula="635322 * ?f4 / 1270643"/>
              <draw:equation draw:name="f10" draw:formula="635322 * ?f5 / 1270643"/>
              <draw:equation draw:name="f11" draw:formula="0 * ?f4 / 1270643"/>
              <draw:equation draw:name="f12" draw:formula="1270644 * ?f5 / 1270643"/>
              <draw:equation draw:name="f13" draw:formula="1270644 * ?f4 / 12706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81088in" svg:y="3.78566in" svg:width="1.38959in" svg:height="1.38959in" draw:id="id257" draw:style-name="a1356">
            <svg:title/>
            <svg:desc/>
            <text:p text:style-name="a1355" text:class-names="" text:cond-style-name=""><text:span text:style-name="a1353" text:class-names="">CUDA</text:span><text:span text:style-name="a1354" text:class-names=""/></text:p>
            <draw:enhanced-geometry xmlns:dr3d="urn:oasis:names:tc:opendocument:xmlns:dr3d:1.0" draw:type="non-primitive" svg:viewBox="0 0 1270643 1270643" draw:enhanced-path="M 0 635322 C 0 284443 284443 0 635322 0 986201 0 1270644 284443 1270644 635322 1270644 986201 986201 1270644 635322 1270644 284443 1270644 0 986201 0 63532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70643"/>
              <draw:equation draw:name="f7" draw:formula="?f4 / 1270643"/>
              <draw:equation draw:name="f8" draw:formula="0 * ?f5 / 1270643"/>
              <draw:equation draw:name="f9" draw:formula="635322 * ?f4 / 1270643"/>
              <draw:equation draw:name="f10" draw:formula="635322 * ?f5 / 1270643"/>
              <draw:equation draw:name="f11" draw:formula="0 * ?f4 / 1270643"/>
              <draw:equation draw:name="f12" draw:formula="1270644 * ?f5 / 1270643"/>
              <draw:equation draw:name="f13" draw:formula="1270644 * ?f4 / 12706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.10632in" svg:y="2.75208in" svg:width="1.1053in" svg:height="1.10517in" draw:id="id258" draw:style-name="a1360">
            <svg:title/>
            <svg:desc/>
            <text:p text:style-name="a1359" text:class-names="" text:cond-style-name=""><text:span text:style-name="a1357" text:class-names="">Was?</text:span><text:span text:style-name="a1358" text:class-names=""/></text:p>
            <draw:enhanced-geometry xmlns:dr3d="urn:oasis:names:tc:opendocument:xmlns:dr3d:1.0" draw:type="non-primitive" svg:viewBox="0 0 1010689 1010567" draw:enhanced-path="M 0 505284 C 0 226223 226251 0 505345 0 784439 0 1010690 226223 1010690 505284 1010690 784345 784439 1010568 505345 1010568 226251 1010568 0 784345 0 50528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10689"/>
              <draw:equation draw:name="f7" draw:formula="?f4 / 1010567"/>
              <draw:equation draw:name="f8" draw:formula="0 * ?f5 / 1010689"/>
              <draw:equation draw:name="f9" draw:formula="505284 * ?f4 / 1010567"/>
              <draw:equation draw:name="f10" draw:formula="505345 * ?f5 / 1010689"/>
              <draw:equation draw:name="f11" draw:formula="0 * ?f4 / 1010567"/>
              <draw:equation draw:name="f12" draw:formula="1010690 * ?f5 / 1010689"/>
              <draw:equation draw:name="f13" draw:formula="1010568 * ?f4 / 10105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69875in" svg:y="3.67604in" svg:width="0.5427in" svg:height="0.54265in" draw:id="id259" draw:style-name="a136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30215in" svg:y="2.96959in" svg:width="0.31574in" svg:height="0.31583in" draw:id="id260" draw:style-name="a136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78in" svg:y="3.71552in" svg:width="1.1053in" svg:height="1.10517in" draw:id="id261" draw:style-name="a1366">
            <svg:title/>
            <svg:desc/>
            <text:p text:style-name="a1365" text:class-names="" text:cond-style-name=""><text:span text:style-name="a1363" text:class-names="">Wie?</text:span><text:span text:style-name="a1364" text:class-names=""/></text:p>
            <draw:enhanced-geometry xmlns:dr3d="urn:oasis:names:tc:opendocument:xmlns:dr3d:1.0" draw:type="non-primitive" svg:viewBox="0 0 1010689 1010567" draw:enhanced-path="M 0 505284 C 0 226223 226251 0 505345 0 784439 0 1010690 226223 1010690 505284 1010690 784345 784439 1010568 505345 1010568 226251 1010568 0 784345 0 50528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10689"/>
              <draw:equation draw:name="f7" draw:formula="?f4 / 1010567"/>
              <draw:equation draw:name="f8" draw:formula="0 * ?f5 / 1010689"/>
              <draw:equation draw:name="f9" draw:formula="505284 * ?f4 / 1010567"/>
              <draw:equation draw:name="f10" draw:formula="505345 * ?f5 / 1010689"/>
              <draw:equation draw:name="f11" draw:formula="0 * ?f4 / 1010567"/>
              <draw:equation draw:name="f12" draw:formula="1010690 * ?f5 / 1010689"/>
              <draw:equation draw:name="f13" draw:formula="1010568 * ?f4 / 10105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.89567in" svg:y="4.88837in" svg:width="0.31574in" svg:height="0.31583in" draw:id="id262" draw:style-name="a136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12017in" svg:y="3.0254in" svg:width="1.92734in" svg:height="1.92699in" draw:id="id263" draw:style-name="a1371">
            <svg:title/>
            <svg:desc/>
            <text:p text:style-name="a1370" text:class-names="" text:cond-style-name=""><text:span text:style-name="a1368" text:class-names="">Ergebnis</text:span><text:span text:style-name="a1369" text:class-names=""/></text:p>
            <draw:enhanced-geometry xmlns:dr3d="urn:oasis:names:tc:opendocument:xmlns:dr3d:1.0" draw:type="non-primitive" svg:viewBox="0 0 1762360 1762041" draw:enhanced-path="M 0 881021 C 0 394447 394518 0 881180 0 1367842 0 1762360 394447 1762360 881021 1762360 1367595 1367842 1762042 881180 1762042 394518 1762042 0 1367595 0 881021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2360"/>
              <draw:equation draw:name="f7" draw:formula="?f4 / 1762041"/>
              <draw:equation draw:name="f8" draw:formula="0 * ?f5 / 1762360"/>
              <draw:equation draw:name="f9" draw:formula="881021 * ?f4 / 1762041"/>
              <draw:equation draw:name="f10" draw:formula="881180 * ?f5 / 1762360"/>
              <draw:equation draw:name="f11" draw:formula="0 * ?f4 / 1762041"/>
              <draw:equation draw:name="f12" draw:formula="1762360 * ?f5 / 1762360"/>
              <draw:equation draw:name="f13" draw:formula="1762042 * ?f4 / 176204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62014in" svg:y="5.20985in" svg:width="2.50554in" svg:height="0.6602in" draw:id="id264" draw:style-name="a1375">
            <svg:title/>
            <svg:desc/>
            <text:p text:style-name="a1374" text:class-names="" text:cond-style-name=""><text:span text:style-name="a1372" text:class-names="">Aufgabe</text:span><text:span text:style-name="a1373" text:class-names=""/></text:p>
            <draw:enhanced-geometry xmlns:dr3d="urn:oasis:names:tc:opendocument:xmlns:dr3d:1.0" draw:type="non-primitive" svg:viewBox="0 0 2291068 603686" draw:enhanced-path="M 0 0 L 2291068 0 2291068 603686 0 60368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91068"/>
              <draw:equation draw:name="f7" draw:formula="?f4 / 603686"/>
              <draw:equation draw:name="f8" draw:formula="0 * ?f5 / 2291068"/>
              <draw:equation draw:name="f9" draw:formula="0 * ?f4 / 603686"/>
              <draw:equation draw:name="f10" draw:formula="2291068 * ?f5 / 2291068"/>
              <draw:equation draw:name="f11" draw:formula="603686 * ?f4 / 60368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66" draw:style-name="a1380" draw:name="Datumsplatzhalter 1" svg:x="0in" svg:y="7.12598in" svg:width="1.37795in" svg:height="0.33031in">
          <draw:text-box>
            <text:p text:style-name="a1379" text:class-names="" text:cond-style-name=""><text:span text:style-name="a1377" text:class-names=""><text:date text:fixed="false" style:data-style-name="a1378"/></text:span></text:p>
          </draw:text-box>
          <svg:title/>
          <svg:desc/>
        </draw:frame>
        <draw:frame draw:id="id267" draw:style-name="a1384" draw:name="Fußzeilenplatzhalter 2" svg:x="1.29055in" svg:y="7.12598in" svg:width="7.76457in" svg:height="0.33031in">
          <draw:text-box>
            <text:p text:style-name="a1383" text:class-names="" text:cond-style-name=""><text:span text:style-name="a1381" text:class-names="">Handschrifterkennung mit CUDA</text:span><text:span text:style-name="a1382" text:class-names=""/></text:p>
          </draw:text-box>
          <svg:title/>
          <svg:desc/>
        </draw:frame>
        <draw:frame draw:id="id268" draw:style-name="a1388" draw:name="Foliennummernplatzhalter 3" svg:x="7.28346in" svg:y="7.12598in" svg:width="2.70275in" svg:height="0.33031in">
          <draw:text-box>
            <text:p text:style-name="a1387" text:class-names="" text:cond-style-name=""><text:span text:style-name="a1385" text:class-names=""><text:page-number style:num-format="1" text:fixed="false"/></text:span><text:span text:style-name="a1386" text:class-names=""><text:s text:c="1"/>/</text:span></text:p>
          </draw:text-box>
          <svg:title/>
          <svg:desc/>
        </draw:frame>
        <draw:frame draw:id="id269" presentation:style-name="a1392" draw:name="Titel 1" svg:x="1.37795in" svg:y="0.19685in" svg:width="5.87165in" svg:height="0.89055in" presentation:class="title" presentation:placeholder="false">
          <draw:text-box>
            <text:p text:style-name="a1391" text:class-names="" text:cond-style-name=""><text:span text:style-name="a1389" text:class-names="">Agenda</text:span><text:span text:style-name="a1390" text:class-names=""/></text:p>
          </draw:text-box>
          <svg:title/>
          <svg:desc/>
        </draw:frame>
        <presentation:notes draw:style-name="a1398">
          <draw:frame draw:id="id270" draw:style-name="a1395" draw:name="Foliennummernplatzhalter 6" svg:x="4.24528in" svg:y="9.5in" svg:width="3.25433in" svg:height="0.49961in">
            <draw:text-box>
              <text:p text:style-name="a1394" text:class-names="" text:cond-style-name=""><text:span text:style-name="a1393" text:class-names=""><text:page-number style:num-format="1" text:fixed="false"/></text:span></text:p>
            </draw:text-box>
            <svg:title/>
            <svg:desc/>
          </draw:frame>
          <draw:page-thumbnail draw:page-number="2" svg:x="1.25in" svg:y="0.75in" svg:width="5in" svg:height="3.75in" presentation:class="page" draw:id="id271" presentation:style-name="a1396" draw:name="Folienbildplatzhalter 1">
            <svg:title/>
            <svg:desc/>
          </draw:page-thumbnail>
          <draw:frame draw:id="id272" presentation:style-name="a1397" draw:name="Notizenplatzhalter 2" svg:x="1in" svg:y="4.75in" svg:width="5.5in" svg:height="4.50079in" presentation:class="notes" presentation:placeholder="true">
            <draw:text-box/>
            <svg:title/>
            <svg:desc/>
          </draw:frame>
        </presentation:notes>
      </draw:page>
      <draw:page draw:name="Slide6" draw:style-name="a1399" draw:master-page-name="Master2-Layout2-obj-Titel-und-Inhalt" presentation:presentation-page-layout-name="Master2-PPL2" draw:id="Slide-261">
        <draw:frame draw:id="id273" presentation:style-name="a1403" draw:name="Titel 6" svg:x="1.37795in" svg:y="0.19685in" svg:width="5.87165in" svg:height="0.88661in" presentation:class="title" presentation:placeholder="false">
          <draw:text-box>
            <text:p text:style-name="a1402" text:class-names="" text:cond-style-name=""><text:span text:style-name="a1400" text:class-names="">Aufgabe - Was?<text:line-break/>Aufgabenstellung</text:span><text:span text:style-name="a1401" text:class-names=""/></text:p>
          </draw:text-box>
          <svg:title/>
          <svg:desc/>
        </draw:frame>
        <draw:frame draw:id="id274" presentation:style-name="a1427" draw:name="Inhaltsplatzhalter 7" svg:x="0.5in" svg:y="1.75472in" svg:width="8.99961in" svg:height="4.35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3-Layer Neuronales Netzwerk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MNIST Testdaten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Parallelisierung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CUDA</text:span></text:p>
                  </text:list-item>
                </text:list>
              </text:list-item>
            </text:list>
            <text:list text:style-name="a1426">
              <text:list-item>
                <text:p text:style-name="a1425" text:class-names="" text:cond-style-name=""><text:span text:style-name="a1416" text:class-names="">Grundlage:</text:span><text:span text:style-name="a1417" text:class-names=""><text:line-break/></text:span><text:span text:style-name="a1418" text:class-names="">„Simple 3-Layer<text:s text:c="1"/></text:span><text:span text:style-name="a1419" text:class-names="">Neural</text:span><text:span text:style-name="a1420" text:class-names=""><text:s text:c="1"/>Network<text:s text:c="1"/></text:span><text:span text:style-name="a1421" text:class-names="">for</text:span><text:span text:style-name="a1422" text:class-names=""><text:s text:c="1"/>MNIST Handwriting Recognition“ -<text:s text:c="1"/></text:span><text:span text:style-name="a1423" text:class-names="">Matt Lind</text:span><text:span text:style-name="a1424" text:class-names=""/></text:p>
              </text:list-item>
            </text:list>
          </draw:text-box>
          <svg:title/>
          <svg:desc/>
        </draw:frame>
        <draw:frame draw:id="id275" draw:style-name="a1431" draw:name="Datumsplatzhalter 1" svg:x="0in" svg:y="7.12598in" svg:width="1.37795in" svg:height="0.33031in">
          <draw:text-box>
            <text:p text:style-name="a1430" text:class-names="" text:cond-style-name=""><text:span text:style-name="a1428" text:class-names=""><text:date text:fixed="false" style:data-style-name="a1429"/></text:span></text:p>
          </draw:text-box>
          <svg:title/>
          <svg:desc/>
        </draw:frame>
        <draw:frame draw:id="id276" draw:style-name="a1434" draw:name="Fußzeilenplatzhalter 2" svg:x="1.29055in" svg:y="7.12598in" svg:width="7.76457in" svg:height="0.33031in">
          <draw:text-box>
            <text:p text:style-name="a1433" text:class-names="" text:cond-style-name=""><text:span text:style-name="a1432" text:class-names="">Handschrifterkennung mit CUDA</text:span></text:p>
          </draw:text-box>
          <svg:title/>
          <svg:desc/>
        </draw:frame>
        <draw:frame draw:id="id277" draw:style-name="a1438" draw:name="Foliennummernplatzhalter 3" svg:x="7.28346in" svg:y="7.12598in" svg:width="2.70275in" svg:height="0.33031in">
          <draw:text-box>
            <text:p text:style-name="a1437" text:class-names="" text:cond-style-name=""><text:span text:style-name="a1435" text:class-names=""><text:page-number style:num-format="1" text:fixed="false"/></text:span><text:span text:style-name="a1436" text:class-names=""><text:s text:c="1"/>/</text:span></text:p>
          </draw:text-box>
          <svg:title/>
          <svg:desc/>
        </draw:frame>
      </draw:page>
      <draw:page draw:name="Slide5" draw:style-name="a1439" draw:master-page-name="Master2-Layout2-obj-Titel-und-Inhalt" presentation:presentation-page-layout-name="Master2-PPL2" draw:id="Slide-260">
        <draw:frame draw:id="id278" presentation:style-name="a1444" draw:name="Titel 14" svg:x="1.37795in" svg:y="0.19685in" svg:width="5.87165in" svg:height="0.88661in" presentation:class="title" presentation:placeholder="false">
          <draw:text-box>
            <text:p text:style-name="a1443" text:class-names="" text:cond-style-name=""><text:span text:style-name="a1440" text:class-names="">Aufgabe - Wie?<text:line-break/></text:span><text:span text:style-name="a1441" text:class-names="">Herangehensweise</text:span><text:span text:style-name="a1442" text:class-names=""/></text:p>
          </draw:text-box>
          <svg:title/>
          <svg:desc/>
        </draw:frame>
        <draw:frame draw:id="id279" presentation:style-name="a1489" draw:name="Inhaltsplatzhalter 16" svg:x="0.5in" svg:y="1.75472in" svg:width="8.99961in" svg:height="4.35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5" text:class-names="">Matt<text:s text:c="1"/></text:span><text:span text:style-name="a1446" text:class-names="">Lind‘s</text:span><text:span text:style-name="a1447" text:class-names=""><text:s text:c="1"/>Code<text:s text:c="1"/></text:span><text:span text:style-name="a1448" text:class-names="">analyiseren</text:span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Sequentielle Lösung erstellt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5" text:class-names="">Möglichkeiten zur<text:s text:c="1"/></text:span><text:span text:style-name="a1456" text:class-names="">Prallelisierung</text:span><text:span text:style-name="a1457" text:class-names=""><text:s text:c="1"/>untersucht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0" text:class-names="">Parallele</text:span><text:span text:style-name="a1461" text:class-names=""><text:s text:c="1"/></text:span><text:span text:style-name="a1462" text:class-names="">Lösung</text:span><text:span text:style-name="a1463" text:class-names=""><text:s text:c="1"/></text:span><text:span text:style-name="a1464" text:class-names="">erstell</text:span><text:span text:style-name="a1465" text:class-names="">t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68" text:class-names="">Mathematische Algorithmen</text:span><text:span text:style-name="a1469" text:class-names=""><text:s text:c="1"/></text:span><text:span text:style-name="a1470" text:class-names="">extrahiert</text:span><text:span text:style-name="a1471" text:class-names=""><text:s text:c="1"/></text:span><text:span text:style-name="a1472" text:class-names="">und</text:span><text:span text:style-name="a1473" text:class-names=""><text:s text:c="1"/></text:span><text:span text:style-name="a1474" text:class-names="">komprimiert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77" text:class-names="">Cuda</text:span><text:span text:style-name="a1478" text:class-names=""><text:s text:c="1"/></text:span><text:span text:style-name="a1479" text:class-names="">Lösung</text:span><text:span text:style-name="a1480" text:class-names=""><text:s text:c="1"/></text:span><text:span text:style-name="a1481" text:class-names="">erstell</text:span><text:span text:style-name="a1482" text:class-names="">t</text:span><text:span text:style-name="a1483" text:class-names=""/></text:p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80" draw:style-name="a1493" draw:name="Datumsplatzhalter 1" svg:x="0in" svg:y="7.12598in" svg:width="1.37795in" svg:height="0.33031in">
          <draw:text-box>
            <text:p text:style-name="a1492" text:class-names="" text:cond-style-name=""><text:span text:style-name="a1490" text:class-names=""><text:date text:fixed="false" style:data-style-name="a1491"/></text:span></text:p>
          </draw:text-box>
          <svg:title/>
          <svg:desc/>
        </draw:frame>
        <draw:frame draw:id="id281" draw:style-name="a1496" draw:name="Fußzeilenplatzhalter 2" svg:x="1.29055in" svg:y="7.12598in" svg:width="7.76457in" svg:height="0.33031in">
          <draw:text-box>
            <text:p text:style-name="a1495" text:class-names="" text:cond-style-name=""><text:span text:style-name="a1494" text:class-names="">Handschrifterkennung mit CUDA</text:span></text:p>
          </draw:text-box>
          <svg:title/>
          <svg:desc/>
        </draw:frame>
        <draw:frame draw:id="id282" draw:style-name="a1500" draw:name="Foliennummernplatzhalter 3" svg:x="7.28346in" svg:y="7.12598in" svg:width="2.70275in" svg:height="0.33031in">
          <draw:text-box>
            <text:p text:style-name="a1499" text:class-names="" text:cond-style-name=""><text:span text:style-name="a1497" text:class-names=""><text:page-number style:num-format="1" text:fixed="false"/></text:span><text:span text:style-name="a1498" text:class-names=""><text:s text:c="1"/>/</text:span></text:p>
          </draw:text-box>
          <svg:title/>
          <svg:desc/>
        </draw:frame>
      </draw:page>
      <draw:page draw:name="page3" draw:style-name="a1501" draw:master-page-name="Master2-Layout2-obj-Titel-und-Inhalt" presentation:presentation-page-layout-name="Master2-PPL2" draw:id="Slide-258">
        <draw:g draw:name="Inhaltsplatzhalter 10" draw:id="id298" draw:style-name="a1555">
          <svg:title/>
          <svg:desc/>
          <draw:custom-shape svg:x="1.2881in" svg:y="3.16044in" svg:width="1.95363in" svg:height="0.97682in" draw:id="id283" draw:style-name="a1505">
            <svg:title/>
            <svg:desc/>
            <text:p text:style-name="a1504" text:class-names="" text:cond-style-name=""><text:span text:style-name="a1502" text:class-names="">Sequentiell</text:span><text:span text:style-name="a1503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60698in" svg:height="0.04421in" draw:id="id284" draw:style-name="a1508" draw:transform="translate(-0.80349in -0.02211in) rotate(-5.22023) translate(3.63246in 2.94676in)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1469419 40429" draw:enhanced-path="M 0 20214 L 1469419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69419"/>
              <draw:equation draw:name="f7" draw:formula="?f4 / 40429"/>
              <draw:equation draw:name="f8" draw:formula="0 * ?f5 / 1469419"/>
              <draw:equation draw:name="f9" draw:formula="20214 * ?f4 / 40429"/>
              <draw:equation draw:name="f10" draw:formula="1469419 * ?f5 / 1469419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02318in" svg:y="1.75627in" svg:width="1.95363in" svg:height="0.97682in" draw:id="id285" draw:style-name="a1512">
            <svg:title/>
            <svg:desc/>
            <text:p text:style-name="a1511" text:class-names="" text:cond-style-name=""><text:span text:style-name="a1509" text:class-names="">Parallel</text:span><text:span text:style-name="a1510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97682in" svg:y="2.22257in" svg:width="0.78145in" svg:height="0.04421in" draw:id="id286" draw:style-name="a1515">
            <svg:title/>
            <svg:desc/>
            <text:p text:style-name="a1514" text:class-names="" text:cond-style-name=""><text:span text:style-name="a1513" text:class-names=""/></text:p>
            <draw:enhanced-geometry xmlns:dr3d="urn:oasis:names:tc:opendocument:xmlns:dr3d:1.0" draw:type="non-primitive" svg:viewBox="0 0 714560 40429" draw:enhanced-path="M 0 20214 L 714560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4560"/>
              <draw:equation draw:name="f7" draw:formula="?f4 / 40429"/>
              <draw:equation draw:name="f8" draw:formula="0 * ?f5 / 714560"/>
              <draw:equation draw:name="f9" draw:formula="20214 * ?f4 / 40429"/>
              <draw:equation draw:name="f10" draw:formula="714560 * ?f5 / 71456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6.75827in" svg:y="1.75627in" svg:width="1.95363in" svg:height="0.97682in" draw:id="id287" draw:style-name="a1519">
            <svg:title/>
            <svg:desc/>
            <text:p text:style-name="a1518" text:class-names="" text:cond-style-name=""><text:span text:style-name="a1516" text:class-names="">OMP</text:span><text:span text:style-name="a1517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83038in" svg:height="0.04421in" draw:id="id288" draw:style-name="a1522" draw:transform="translate(-0.41519in -0.02211in) rotate(-5.93818) translate(3.63246in 3.50843in)">
            <svg:title/>
            <svg:desc/>
            <text:p text:style-name="a1521" text:class-names="" text:cond-style-name=""><text:span text:style-name="a1520" text:class-names=""/></text:p>
            <draw:enhanced-geometry xmlns:dr3d="urn:oasis:names:tc:opendocument:xmlns:dr3d:1.0" draw:type="non-primitive" svg:viewBox="0 0 759303 40429" draw:enhanced-path="M 0 20214 L 759303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9303"/>
              <draw:equation draw:name="f7" draw:formula="?f4 / 40429"/>
              <draw:equation draw:name="f8" draw:formula="0 * ?f5 / 759303"/>
              <draw:equation draw:name="f9" draw:formula="20214 * ?f4 / 40429"/>
              <draw:equation draw:name="f10" draw:formula="759303 * ?f5 / 759303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02318in" svg:y="2.87961in" svg:width="1.95363in" svg:height="0.97682in" draw:id="id289" draw:style-name="a1526">
            <svg:title/>
            <svg:desc/>
            <text:p text:style-name="a1525" text:class-names="" text:cond-style-name=""><text:span text:style-name="a1523" text:class-names="">CUDA</text:span><text:span text:style-name="a1524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97682in" svg:y="3.34591in" svg:width="0.78145in" svg:height="0.04421in" draw:id="id290" draw:style-name="a1529">
            <svg:title/>
            <svg:desc/>
            <text:p text:style-name="a1528" text:class-names="" text:cond-style-name=""><text:span text:style-name="a1527" text:class-names=""/></text:p>
            <draw:enhanced-geometry xmlns:dr3d="urn:oasis:names:tc:opendocument:xmlns:dr3d:1.0" draw:type="non-primitive" svg:viewBox="0 0 714560 40429" draw:enhanced-path="M 0 20214 L 714560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4560"/>
              <draw:equation draw:name="f7" draw:formula="?f4 / 40429"/>
              <draw:equation draw:name="f8" draw:formula="0 * ?f5 / 714560"/>
              <draw:equation draw:name="f9" draw:formula="20214 * ?f4 / 40429"/>
              <draw:equation draw:name="f10" draw:formula="714560 * ?f5 / 71456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6.75827in" svg:y="2.87961in" svg:width="1.95363in" svg:height="0.97682in" draw:id="id291" draw:style-name="a1533">
            <svg:title/>
            <svg:desc/>
            <text:p text:style-name="a1532" text:class-names="" text:cond-style-name=""><text:span text:style-name="a1530" text:class-names="">CUDA-Framework</text:span><text:span text:style-name="a1531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60698in" svg:height="0.04421in" draw:id="id292" draw:style-name="a1536" draw:transform="translate(-0.80349in -0.02211in) rotate(-1.06296) translate(3.63246in 4.35094in)">
            <svg:title/>
            <svg:desc/>
            <text:p text:style-name="a1535" text:class-names="" text:cond-style-name=""><text:span text:style-name="a1534" text:class-names=""/></text:p>
            <draw:enhanced-geometry xmlns:dr3d="urn:oasis:names:tc:opendocument:xmlns:dr3d:1.0" draw:type="non-primitive" svg:viewBox="0 0 1469419 40429" draw:enhanced-path="M 0 20214 L 1469419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69419"/>
              <draw:equation draw:name="f7" draw:formula="?f4 / 40429"/>
              <draw:equation draw:name="f8" draw:formula="0 * ?f5 / 1469419"/>
              <draw:equation draw:name="f9" draw:formula="20214 * ?f4 / 40429"/>
              <draw:equation draw:name="f10" draw:formula="1469419 * ?f5 / 1469419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02318in" svg:y="4.56462in" svg:width="1.95363in" svg:height="0.97682in" draw:id="id293" draw:style-name="a1540">
            <svg:title/>
            <svg:desc/>
            <text:p text:style-name="a1539" text:class-names="" text:cond-style-name=""><text:span text:style-name="a1537" text:class-names="">Verteilt</text:span><text:span text:style-name="a1538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6236in" svg:height="0.04421in" draw:id="id294" draw:style-name="a1543" draw:transform="translate(-0.48118in -0.02211in) rotate(-5.65999) translate(6.36754in 4.77219in)">
            <svg:title/>
            <svg:desc/>
            <text:p text:style-name="a1542" text:class-names="" text:cond-style-name=""><text:span text:style-name="a1541" text:class-names=""/></text:p>
            <draw:enhanced-geometry xmlns:dr3d="urn:oasis:names:tc:opendocument:xmlns:dr3d:1.0" draw:type="non-primitive" svg:viewBox="0 0 879984 40429" draw:enhanced-path="M 0 20214 L 879984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9984"/>
              <draw:equation draw:name="f7" draw:formula="?f4 / 40429"/>
              <draw:equation draw:name="f8" draw:formula="0 * ?f5 / 879984"/>
              <draw:equation draw:name="f9" draw:formula="20214 * ?f4 / 40429"/>
              <draw:equation draw:name="f10" draw:formula="879984 * ?f5 / 879984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6.75827in" svg:y="4.00295in" svg:width="1.95363in" svg:height="0.97682in" draw:id="id295" draw:style-name="a1547">
            <svg:title/>
            <svg:desc/>
            <text:p text:style-name="a1546" text:class-names="" text:cond-style-name=""><text:span text:style-name="a1544" text:class-names="">MPI</text:span><text:span text:style-name="a1545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6236in" svg:height="0.04421in" draw:id="id296" draw:style-name="a1550" draw:transform="translate(-0.48118in -0.02211in) rotate(-0.6232) translate(6.36754in 5.33386in)">
            <svg:title/>
            <svg:desc/>
            <text:p text:style-name="a1549" text:class-names="" text:cond-style-name=""><text:span text:style-name="a1548" text:class-names=""/></text:p>
            <draw:enhanced-geometry xmlns:dr3d="urn:oasis:names:tc:opendocument:xmlns:dr3d:1.0" draw:type="non-primitive" svg:viewBox="0 0 879984 40429" draw:enhanced-path="M 0 20214 L 879984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9984"/>
              <draw:equation draw:name="f7" draw:formula="?f4 / 40429"/>
              <draw:equation draw:name="f8" draw:formula="0 * ?f5 / 879984"/>
              <draw:equation draw:name="f9" draw:formula="20214 * ?f4 / 40429"/>
              <draw:equation draw:name="f10" draw:formula="879984 * ?f5 / 879984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6.75827in" svg:y="5.12629in" svg:width="1.95363in" svg:height="0.97682in" draw:id="id297" draw:style-name="a1554">
            <svg:title/>
            <svg:desc/>
            <text:p text:style-name="a1553" text:class-names="" text:cond-style-name=""><text:span text:style-name="a1551" text:class-names="">Decorator</text:span><text:span text:style-name="a1552" text:class-names=""/></text:p>
            <draw:enhanced-geometry xmlns:dr3d="urn:oasis:names:tc:opendocument:xmlns:dr3d:1.0" draw:type="non-primitive" svg:viewBox="0 0 1786402 893201" draw:enhanced-path="M 0 89320 C 0 39990 39990 0 89320 0 L 1697082 0 C 1746412 0 1786402 39990 1786402 89320 L 1786402 803881 C 1786402 853211 1746412 893201 1697082 893201 L 89320 893201 C 39990 893201 0 853211 0 803881 L 0 89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6402"/>
              <draw:equation draw:name="f7" draw:formula="?f4 / 893201"/>
              <draw:equation draw:name="f8" draw:formula="0 * ?f5 / 1786402"/>
              <draw:equation draw:name="f9" draw:formula="89320 * ?f4 / 893201"/>
              <draw:equation draw:name="f10" draw:formula="89320 * ?f5 / 1786402"/>
              <draw:equation draw:name="f11" draw:formula="0 * ?f4 / 893201"/>
              <draw:equation draw:name="f12" draw:formula="1697082 * ?f5 / 1786402"/>
              <draw:equation draw:name="f13" draw:formula="1786402 * ?f5 / 1786402"/>
              <draw:equation draw:name="f14" draw:formula="803881 * ?f4 / 893201"/>
              <draw:equation draw:name="f15" draw:formula="893201 * ?f4 / 8932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299" presentation:style-name="a1559" draw:name="Titel 1" svg:x="1.37795in" svg:y="0.19685in" svg:width="5.87165in" svg:height="0.88661in" presentation:class="title" presentation:placeholder="false">
          <draw:text-box>
            <text:p text:style-name="a1558" text:class-names="" text:cond-style-name=""><text:span text:style-name="a1556" text:class-names="">Realisierung</text:span><text:span text:style-name="a1557" text:class-names=""/></text:p>
          </draw:text-box>
          <svg:title/>
          <svg:desc/>
        </draw:frame>
        <draw:frame draw:id="id300" draw:style-name="a1563" draw:name="Datumsplatzhalter 1" svg:x="0in" svg:y="7.12598in" svg:width="1.37795in" svg:height="0.33031in">
          <draw:text-box>
            <text:p text:style-name="a1562" text:class-names="" text:cond-style-name=""><text:span text:style-name="a1560" text:class-names=""><text:date text:fixed="false" style:data-style-name="a1561"/></text:span></text:p>
          </draw:text-box>
          <svg:title/>
          <svg:desc/>
        </draw:frame>
        <draw:frame draw:id="id301" draw:style-name="a1566" draw:name="Fußzeilenplatzhalter 2" svg:x="1.29055in" svg:y="7.12598in" svg:width="7.76457in" svg:height="0.33031in">
          <draw:text-box>
            <text:p text:style-name="a1565" text:class-names="" text:cond-style-name=""><text:span text:style-name="a1564" text:class-names="">Handschrifterkennung mit CUDA</text:span></text:p>
          </draw:text-box>
          <svg:title/>
          <svg:desc/>
        </draw:frame>
        <draw:frame draw:id="id302" draw:style-name="a1570" draw:name="Foliennummernplatzhalter 3" svg:x="7.28346in" svg:y="7.12598in" svg:width="2.70275in" svg:height="0.33031in">
          <draw:text-box>
            <text:p text:style-name="a1569" text:class-names="" text:cond-style-name=""><text:span text:style-name="a1567" text:class-names=""><text:page-number style:num-format="1" text:fixed="false"/></text:span><text:span text:style-name="a1568" text:class-names=""><text:s text:c="1"/>/</text:span></text:p>
          </draw:text-box>
          <svg:title/>
          <svg:desc/>
        </draw:frame>
        <presentation:notes draw:style-name="a1576">
          <draw:frame draw:id="id303" draw:style-name="a1573" draw:name="Foliennummernplatzhalter 6" svg:x="4.24528in" svg:y="9.5in" svg:width="3.25433in" svg:height="0.49961in">
            <draw:text-box>
              <text:p text:style-name="a1572" text:class-names="" text:cond-style-name=""><text:span text:style-name="a1571" text:class-names=""><text:page-number style:num-format="1" text:fixed="false"/></text:span></text:p>
            </draw:text-box>
            <svg:title/>
            <svg:desc/>
          </draw:frame>
          <draw:page-thumbnail draw:page-number="5" svg:x="1.25in" svg:y="0.75in" svg:width="5in" svg:height="3.75in" presentation:class="page" draw:id="id304" presentation:style-name="a1574" draw:name="Folienbildplatzhalter 1">
            <svg:title/>
            <svg:desc/>
          </draw:page-thumbnail>
          <draw:frame draw:id="id305" presentation:style-name="a1575" draw:name="Notizenplatzhalter 2" svg:x="1in" svg:y="4.75in" svg:width="5.5in" svg:height="4.50079in" presentation:class="notes" presentation:placeholder="true">
            <draw:text-box/>
            <svg:title/>
            <svg:desc/>
          </draw:frame>
        </presentation:notes>
      </draw:page>
      <draw:page draw:name="Slide7" draw:style-name="a1577" draw:master-page-name="Master2-Layout2-obj-Titel-und-Inhalt" presentation:presentation-page-layout-name="Master2-PPL2" draw:id="Slide-262">
        <draw:frame draw:id="id306" presentation:style-name="a1581" draw:name="Titel 1" svg:x="1.37795in" svg:y="0.19685in" svg:width="5.87165in" svg:height="0.88661in" presentation:class="title" presentation:placeholder="false">
          <draw:text-box>
            <text:p text:style-name="a1580" text:class-names="" text:cond-style-name=""><text:span text:style-name="a1578" text:class-names="">Auswertung – Ergebnis<text:line-break/>Performanceanalyse</text:span><text:span text:style-name="a1579" text:class-names=""/></text:p>
          </draw:text-box>
          <svg:title/>
          <svg:desc/>
        </draw:frame>
        <draw:frame draw:id="id307" draw:style-name="a1582" draw:name="Inhaltsplatzhalter 8" svg:x="0.5in" svg:y="1.75521in" svg:width="9in" svg:height="4.34896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308" draw:style-name="a1586" draw:name="Datumsplatzhalter 3" svg:x="0in" svg:y="7.12598in" svg:width="1.37795in" svg:height="0.33031in">
          <draw:text-box>
            <text:p text:style-name="a1585" text:class-names="" text:cond-style-name=""><text:span text:style-name="a1583" text:class-names=""><text:date text:fixed="false" style:data-style-name="a1584"/></text:span></text:p>
          </draw:text-box>
          <svg:title/>
          <svg:desc/>
        </draw:frame>
        <draw:frame draw:id="id309" draw:style-name="a1589" draw:name="Fußzeilenplatzhalter 4" svg:x="1.29055in" svg:y="7.12598in" svg:width="7.76457in" svg:height="0.33031in">
          <draw:text-box>
            <text:p text:style-name="a1588" text:class-names="" text:cond-style-name=""><text:span text:style-name="a1587" text:class-names="">Handschrifterkennung mit CUDA</text:span></text:p>
          </draw:text-box>
          <svg:title/>
          <svg:desc/>
        </draw:frame>
        <draw:frame draw:id="id310" draw:style-name="a1593" draw:name="Foliennummernplatzhalter 5" svg:x="7.28346in" svg:y="7.12598in" svg:width="2.70275in" svg:height="0.33031in">
          <draw:text-box>
            <text:p text:style-name="a1592" text:class-names="" text:cond-style-name=""><text:span text:style-name="a1590" text:class-names=""><text:page-number style:num-format="1" text:fixed="false"/></text:span><text:span text:style-name="a1591" text:class-names=""><text:s text:c="1"/>/</text:span></text:p>
          </draw:text-box>
          <svg:title/>
          <svg:desc/>
        </draw:frame>
      </draw:page>
      <draw:page draw:name="page4" draw:style-name="a1594" draw:master-page-name="Master1-Layout7-blank-Leer" presentation:presentation-page-layout-name="Master1-PPL7" draw:id="Slide-259">
        <draw:frame draw:id="id311" draw:style-name="a1597" draw:name="Textfeld 1" svg:x="1.32756in" svg:y="3.35906in" svg:width="7.17205in" svg:height="2.26614in">
          <draw:text-box>
            <text:p text:style-name="a1596" text:class-names="" text:cond-style-name=""><text:span text:style-name="a1595" text:class-names="">Vielen Dank!</text:span></text:p>
          </draw:text-box>
          <svg:title/>
          <svg:desc/>
        </draw:frame>
        <presentation:notes draw:style-name="a1606">
          <draw:frame draw:id="id312" draw:style-name="a1600" draw:name="Foliennummernplatzhalter 6" svg:x="4.24528in" svg:y="9.5in" svg:width="3.25433in" svg:height="0.49961in">
            <draw:text-box>
              <text:p text:style-name="a1599" text:class-names="" text:cond-style-name=""><text:span text:style-name="a1598" text:class-names=""><text:page-number style:num-format="1" text:fixed="false"/></text:span></text:p>
            </draw:text-box>
            <svg:title/>
            <svg:desc/>
          </draw:frame>
          <draw:custom-shape svg:x="4.25in" svg:y="9.5in" svg:width="3.25in" svg:height="0.5in" draw:id="id313" draw:style-name="a1603" draw:name="Rectangle 7">
            <svg:title/>
            <svg:desc/>
            <text:p text:style-name="a1602" text:class-names="" text:cond-style-name=""><text:span text:style-name="a1601" text:class-names=""><text:page-number style:num-format="1" text:fixed="false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page-thumbnail draw:page-number="7" svg:x="1.25174in" svg:y="0.76042in" svg:width="4.99653in" svg:height="3.74826in" presentation:class="page" draw:id="id314" presentation:style-name="a1604" draw:name="Folienbildplatzhalter 2">
            <svg:title/>
            <svg:desc/>
          </draw:page-thumbnail>
          <draw:frame draw:id="id315" presentation:style-name="a1605" draw:name="Notizenplatzhalter 3" svg:x="1in" svg:y="4.75in" svg:width="5.5in" svg:height="4.5003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</style:presentation-page-layout>
    <style:presentation-page-layout style:name="Master1-PPL2" style:display-name="Titel und Inhalt">
      <presentation:placeholder presentation:object="title" svg:x="0.5in" svg:y="0.29921in" svg:width="8.99961in" svg:height="1.25197in"/>
      <presentation:placeholder presentation:object="object" svg:x="1.37795in" svg:y="3.74016in" svg:width="8.12165in" svg:height="4.35in"/>
    </style:presentation-page-layout>
    <style:presentation-page-layout style:name="Master1-PPL3" style:display-name="Abschnitts-&#10;überschrift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</style:presentation-page-layout>
    <style:presentation-page-layout style:name="Master1-PPL4" style:display-name="Zwei Inhalte">
      <presentation:placeholder presentation:object="title" svg:x="0.5in" svg:y="0.29921in" svg:width="8.99961in" svg:height="1.25197in"/>
      <presentation:placeholder presentation:object="object" svg:x="1.37847in" svg:y="3.73958in" svg:width="3.97743in" svg:height="4.35069in"/>
      <presentation:placeholder presentation:object="object" svg:x="5.52257in" svg:y="3.73958in" svg:width="3.97743in" svg:height="4.35069in"/>
    </style:presentation-page-layout>
    <style:presentation-page-layout style:name="Master1-PPL5" style:display-name="Vergleich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</style:presentation-page-layout>
    <style:presentation-page-layout style:name="Master1-PPL6" style:display-name="Nur Titel">
      <presentation:placeholder presentation:object="title" svg:x="0.5in" svg:y="0.29921in" svg:width="8.99961in" svg:height="1.25197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9" style:display-name="Bild mit Über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10" style:display-name="Titel und vertikaler Text">
      <presentation:placeholder presentation:object="title" svg:x="0.5in" svg:y="0.29921in" svg:width="8.99961in" svg:height="1.25197in"/>
      <presentation:placeholder presentation:object="outline" svg:x="1.37795in" svg:y="3.74016in" svg:width="8.12165in" svg:height="4.35in"/>
    </style:presentation-page-layout>
    <style:presentation-page-layout style:name="Master1-PPL11" style:display-name="Vertikaler Titel und Text">
      <presentation:placeholder presentation:object="title" svg:x="7.25in" svg:y="0.29861in" svg:width="2.25in" svg:height="7.79167in"/>
      <presentation:placeholder presentation:object="outline" svg:x="0.5in" svg:y="0.29861in" svg:width="6.58333in" svg:height="7.79167in"/>
    </style:presentation-page-layout>
    <style:presentation-page-layout style:name="Master2-PPL1" style:display-name="Titelfoli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2" style:display-name="Titel und Inhalt">
      <presentation:placeholder presentation:object="title" svg:x="1.37795in" svg:y="0.19685in" svg:width="5.87165in" svg:height="0.88661in"/>
      <presentation:placeholder presentation:object="object" svg:x="0.5in" svg:y="1.75472in" svg:width="8.99961in" svg:height="4.35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3" style:display-name="Abschnitts-&#10;überschrift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4" style:display-name="Zwei Inhalte">
      <presentation:placeholder presentation:object="title" svg:x="1.37795in" svg:y="0.19685in" svg:width="5.87165in" svg:height="0.88661in"/>
      <presentation:placeholder presentation:object="object" svg:x="0.5in" svg:y="1.75521in" svg:width="4.41667in" svg:height="4.34896in"/>
      <presentation:placeholder presentation:object="object" svg:x="5.08333in" svg:y="1.75521in" svg:width="4.41667in" svg:height="4.34896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5" style:display-name="Vergleich"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  <presentation:placeholder presentation:object="title" svg:x="1.37795in" svg:y="0.19685in" svg:width="5.87165in" svg:height="0.88661in"/>
    </style:presentation-page-layout>
    <style:presentation-page-layout style:name="Master2-PPL6" style:display-name="Nur Titel">
      <presentation:placeholder presentation:object="title" svg:x="1.37795in" svg:y="0.19685in" svg:width="5.87165in" svg:height="0.88661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7" style:display-name="Leer"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8" style:display-name="Inhalt mit Über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9" style:display-name="Bild mit Über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10" style:display-name="Titel und vertikaler Text">
      <presentation:placeholder presentation:object="title" svg:x="1.37795in" svg:y="0.19685in" svg:width="5.87165in" svg:height="0.88661in"/>
      <presentation:placeholder presentation:object="outline" svg:x="0.5in" svg:y="1.75472in" svg:width="8.99961in" svg:height="4.35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presentation-page-layout style:name="Master2-PPL11" style:display-name="Vertikaler Titel und Text">
      <presentation:placeholder presentation:object="title" svg:x="7.25in" svg:y="0.19618in" svg:width="2.25in" svg:height="5.90799in"/>
      <presentation:placeholder presentation:object="outline" svg:x="0.5in" svg:y="0.19618in" svg:width="6.58333in" svg:height="5.90799in"/>
      <presentation:placeholder presentation:object="date-time" svg:x="0in" svg:y="7.12598in" svg:width="1.37795in" svg:height="0.33031in"/>
      <presentation:placeholder presentation:object="footer" svg:x="1.29055in" svg:y="7.12598in" svg:width="7.76457in" svg:height="0.33031in"/>
      <presentation:placeholder presentation:object="page-number" svg:x="7.28346in" svg:y="7.12598in" svg:width="2.70275in" svg:height="0.330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6" style:parent-style-name="Graphics">
      <style:graphic-properties draw:fill="none" fo:clip="rect(0in, 0in, 0in, 0in)" draw:stroke="none" draw:luminance="0%" draw:contrast="0%" draw:image-opacity="100%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draw:fill="none" draw:stroke="none"/>
    </style:style>
    <style:style style:family="presentation" style:name="a2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luminance="0%" draw:contrast="0%" draw:image-opacity="100%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draw:fill="none" draw:stroke="non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01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draw:fill="none" draw:stroke="non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54">
      <style:graphic-properties draw:fill="none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8">
      <style:graphic-properties draw:fill="none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8">
      <style:graphic-properties draw:fill="none" draw:stroke="none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0" style:parent-style-name="Graphics">
      <style:graphic-properties draw:fill="none" fo:clip="rect(0in, 0in, 0in, 0in)" draw:stroke="none" draw:luminance="0%" draw:contrast="0%" draw:image-opacity="100%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31">
      <style:graphic-properties draw:fill="none" draw:stroke="none"/>
    </style:style>
    <style:style style:family="paragraph" style:name="a43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draw:fill="none" draw:stroke="non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 style:parent-style-name="Graphics">
      <style:graphic-properties draw:fill="none" fo:clip="rect(0in, 0in, 0in, 0in)" draw:stroke="none" draw:luminance="0%" draw:contrast="0%" draw:image-opacity="100%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24">
      <style:graphic-properties draw:fill="none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draw:fill="none" draw:stroke="none"/>
    </style:style>
    <style:style style:family="graphic" style:name="a109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9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98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75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1" style:parent-style-name="Graphics">
      <style:graphic-properties draw:fill="none" fo:clip="rect(0in, 0in, 0in, 0in)" draw:stroke="none" draw:luminance="0%" draw:contrast="0%" draw:image-opacity="100%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in)" draw:stroke="none" draw:luminance="0%" draw:contrast="0%" draw:imag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55">
      <style:graphic-properties draw:fill="none" draw:stroke="non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none" draw:stroke="non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fo:clip="rect(0in, 0in, 0in, 0in)" draw:stroke="none" draw:luminance="0%" draw:contrast="0%" draw:imag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5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79" style:parent-style-name="Graphics">
      <style:graphic-properties draw:fill="none" fo:clip="rect(0in, 0in, 0in, 0in)" draw:stroke="none" draw:luminance="0%" draw:contrast="0%" draw:image-opacity="100%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39" style:parent-style-name="Graphics">
      <style:graphic-properties draw:fill="none" fo:clip="rect(0in, 0in, 0in, 0in)" draw:stroke="none" draw:luminance="0%" draw:contrast="0%" draw:image-opacity="100%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81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41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fo:clip="rect(0in, 0in, 0in, 0in)" draw:stroke="none" draw:luminance="0%" draw:contrast="0%" draw:imag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draw:fill="none" draw:stroke="none"/>
    </style:style>
    <style:style style:family="paragraph" style:name="a6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b3b3b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9" style:parent-style-name="Graphics">
      <style:graphic-properties draw:fill="none" fo:clip="rect(0in, 0in, 0in, 0in)" draw:stroke="none" draw:luminance="0%" draw:contrast="0%" draw:image-opacity="100%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draw:fill="none" draw:stroke="non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roman" style:font-family-generic-asian="modern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48932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roman" style:font-family-generic-asian="modern" style:font-family-generic-complex="moder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generic="swiss" style:font-family-generic-asian="moder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el" style:page-layout-name="pageLayout1" draw:style-name="a0">
      <draw:frame draw:id="id0" presentation:style-name="a3" draw:name="Titelplatzhalter 1" svg:x="0.5in" svg:y="0.29921in" svg:width="8.99961in" svg:height="1.2519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1.37795in" svg:y="3.74016in" svg:width="8.12165in" svg:height="4.3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uppieren 3" draw:id="id2">
        <svg:title/>
        <svg:desc/>
        <draw:custom-shape svg:x="1.33346in" svg:y="0in" svg:width="8.66299in" svg:height="1.08346in" draw:id="id5" draw:style-name="a27" draw:name="Rectangle 7">
          <svg:title/>
          <svg:desc/>
          <text:p text:style-name="a26" text:class-names="" text:cond-style-name=""><text:span text:style-name="a2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6" draw:style-name="a30" draw:name="Rectangle 8">
          <svg:title/>
          <svg:desc/>
          <text:p text:style-name="a29" text:class-names="" text:cond-style-name=""><text:span text:style-name="a2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" draw:style-name="a31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3" draw:style-name="a21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4" draw:style-name="a24" draw:name="Rechteck 9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48">
        <draw:page-thumbnail svg:x="1.25in" svg:y="0.75984in" svg:width="4.99961in" svg:height="3.74961in" presentation:class="page" draw:id="id8" presentation:style-name="a32" draw:name="Folienbildplatzhalter 1">
          <svg:title/>
          <svg:desc/>
        </draw:page-thumbnail>
        <draw:frame draw:id="id9" presentation:style-name="a35" draw:name="Notizenplatzhalter 2" svg:x="0.75in" svg:y="4.75in" svg:width="5.99961in" svg:height="4.49961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10" presentation:style-name="a38" draw:name="Kopfzeilenplatzhalter 3" svg:x="0in" svg:y="0in" svg:width="3.25433in" svg:height="0.49961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1" presentation:style-name="a41" draw:name="Datumsplatzhalter 4" svg:x="4.24528in" svg:y="0in" svg:width="3.25433in" svg:height="0.49961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2" presentation:style-name="a44" draw:name="Fußzeilenplatzhalter 5" svg:x="0in" svg:y="9.5in" svg:width="3.25433in" svg:height="0.49961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3" presentation:style-name="a47" draw:name="Foliennummernplatzhalter 6" svg:x="4.24528in" svg:y="9.5in" svg:width="3.25433in" svg:height="0.49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9">
      <draw:g draw:name="Gruppieren 3" draw:id="id14">
        <svg:title/>
        <svg:desc/>
        <draw:custom-shape svg:x="1.33346in" svg:y="0in" svg:width="8.66299in" svg:height="1.08346in" draw:id="id19" draw:layer="Master1-bg" draw:style-name="a64" draw:name="Rectangle 7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20" draw:layer="Master1-bg" draw:style-name="a67" draw:name="Rectangle 8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" draw:layer="Master1-bg" draw:style-name="a68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15" draw:layer="Master1-bg" draw:style-name="a50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16" draw:layer="Master1-bg" draw:style-name="a53" draw:name="Rechteck 9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57" draw:name="Titel 1" svg:x="1.25in" svg:y="1.22743in" svg:width="7.5in" svg:height="2.61111in" presentation:class="title" presentation:placeholder="false">
        <draw:text-box>
          <text:p text:style-name="a56" text:class-names="" text:cond-style-name=""><text:span text:style-name="a54" text:class-names="">Titelmasterformat durch Klicken bearbeiten</text:span><text:span text:style-name="a55" text:class-names=""/></text:p>
        </draw:text-box>
        <svg:title/>
        <svg:desc/>
      </draw:frame>
      <draw:frame draw:id="id18" presentation:style-name="a61" draw:name="Untertitel 2" svg:x="1.25in" svg:y="3.93924in" svg:width="7.5in" svg:height="1.81076in" presentation:class="subtitle" presentation:placeholder="false">
        <draw:text-box>
          <text:p text:style-name="a60" text:class-names="" text:cond-style-name=""><text:span text:style-name="a58" text:class-names="">Formatvorlage des Untertitelmasters durch Klicken bearbeiten</text:span><text:span text:style-name="a59" text:class-names=""/></text:p>
        </draw:text-box>
        <svg:title/>
        <svg:desc/>
      </draw:frame>
      <presentation:notes style:page-layout-name="pageLayout2" draw:style-name="a85">
        <draw:page-thumbnail svg:x="1.25in" svg:y="0.75984in" svg:width="4.99961in" svg:height="3.74961in" presentation:class="page" draw:id="id8" presentation:style-name="a69" draw:name="Folienbildplatzhalter 1">
          <svg:title/>
          <svg:desc/>
        </draw:page-thumbnail>
        <draw:frame draw:id="id9" presentation:style-name="a72" draw:name="Notizenplatzhalter 2" svg:x="0.75in" svg:y="4.75in" svg:width="5.99961in" svg:height="4.49961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0" presentation:style-name="a75" draw:name="Kopfzeilenplatzhalter 3" svg:x="0in" svg:y="0in" svg:width="3.25433in" svg:height="0.49961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1" presentation:style-name="a78" draw:name="Datumsplatzhalter 4" svg:x="4.24528in" svg:y="0in" svg:width="3.25433in" svg:height="0.49961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2" presentation:style-name="a81" draw:name="Fußzeilenplatzhalter 5" svg:x="0in" svg:y="9.5in" svg:width="3.25433in" svg:height="0.49961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3" presentation:style-name="a84" draw:name="Foliennummernplatzhalter 6" svg:x="4.24528in" svg:y="9.5in" svg:width="3.25433in" svg:height="0.49961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6">
      <draw:g draw:name="Gruppieren 3" draw:id="id22">
        <svg:title/>
        <svg:desc/>
        <draw:custom-shape svg:x="1.33346in" svg:y="0in" svg:width="8.66299in" svg:height="1.08346in" draw:id="id27" draw:layer="Master1-bg" draw:style-name="a113" draw:name="Rectangle 7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28" draw:layer="Master1-bg" draw:style-name="a116" draw:name="Rectangle 8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9" draw:layer="Master1-bg" draw:style-name="a117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23" draw:layer="Master1-bg" draw:style-name="a87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24" draw:layer="Master1-bg" draw:style-name="a90" draw:name="Rechteck 9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94" draw:name="Titel 1" svg:x="0.5in" svg:y="0.29921in" svg:width="8.99961in" svg:height="1.25197in" presentation:class="title" presentation:placeholder="false">
        <draw:text-box>
          <text:p text:style-name="a93" text:class-names="" text:cond-style-name=""><text:span text:style-name="a91" text:class-names="">Titelmasterformat durch Klicken bearbeiten</text:span><text:span text:style-name="a92" text:class-names=""/></text:p>
        </draw:text-box>
        <svg:title/>
        <svg:desc/>
      </draw:frame>
      <draw:frame draw:id="id26" presentation:style-name="a110" draw:name="Inhaltsplatzhalter 2" svg:x="1.37795in" svg:y="3.74016in" svg:width="8.12165in" svg:height="4.35in" presentation:class="object" presentation:placeholder="false">
        <draw:text-box>
          <text:p text:style-name="a96" text:class-names="" text:cond-style-name=""><text:span text:style-name="a95" text:class-names="">Formatvorlagen des Textmasters bearbeiten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Zweite Ebene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ünfte Ebene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4">
        <draw:page-thumbnail svg:x="1.25in" svg:y="0.75984in" svg:width="4.99961in" svg:height="3.74961in" presentation:class="page" draw:id="id8" presentation:style-name="a118" draw:name="Folienbildplatzhalter 1">
          <svg:title/>
          <svg:desc/>
        </draw:page-thumbnail>
        <draw:frame draw:id="id9" presentation:style-name="a121" draw:name="Notizenplatzhalter 2" svg:x="0.75in" svg:y="4.75in" svg:width="5.99961in" svg:height="4.49961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0" presentation:style-name="a124" draw:name="Kopfzeilenplatzhalter 3" svg:x="0in" svg:y="0in" svg:width="3.25433in" svg:height="0.49961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1" presentation:style-name="a127" draw:name="Datumsplatzhalter 4" svg:x="4.24528in" svg:y="0in" svg:width="3.25433in" svg:height="0.49961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2" presentation:style-name="a130" draw:name="Fußzeilenplatzhalter 5" svg:x="0in" svg:y="9.5in" svg:width="3.25433in" svg:height="0.49961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3" presentation:style-name="a133" draw:name="Foliennummernplatzhalter 6" svg:x="4.24528in" svg:y="9.5in" svg:width="3.25433in" svg:height="0.49961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5">
      <draw:g draw:name="Gruppieren 3" draw:id="id30">
        <svg:title/>
        <svg:desc/>
        <draw:custom-shape svg:x="1.33346in" svg:y="0in" svg:width="8.66299in" svg:height="1.08346in" draw:id="id35" draw:layer="Master1-bg" draw:style-name="a150" draw:name="Rectangle 7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36" draw:layer="Master1-bg" draw:style-name="a153" draw:name="Rectangle 8">
          <svg:title/>
          <svg:desc/>
          <text:p text:style-name="a152" text:class-names="" text:cond-style-name=""><text:span text:style-name="a1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7" draw:layer="Master1-bg" draw:style-name="a154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31" draw:layer="Master1-bg" draw:style-name="a136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32" draw:layer="Master1-bg" draw:style-name="a139" draw:name="Rechteck 9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3" presentation:style-name="a143" draw:name="Titel 1" svg:x="0.68229in" svg:y="1.86979in" svg:width="8.625in" svg:height="3.11979in" presentation:class="title" presentation:placeholder="false">
        <draw:text-box>
          <text:p text:style-name="a142" text:class-names="" text:cond-style-name=""><text:span text:style-name="a140" text:class-names="">Titelmasterformat durch Klicken bearbeiten</text:span><text:span text:style-name="a141" text:class-names=""/></text:p>
        </draw:text-box>
        <svg:title/>
        <svg:desc/>
      </draw:frame>
      <draw:frame draw:id="id34" presentation:style-name="a147" draw:name="Textplatzhalter 2" svg:x="0.68229in" svg:y="5.0191in" svg:width="8.625in" svg:height="1.64062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Formatvorlagen des Textmasters bearbeiten</text:span></text:p>
            </text:list-item>
          </text:list>
        </draw:text-box>
        <svg:title/>
        <svg:desc/>
      </draw:frame>
      <presentation:notes style:page-layout-name="pageLayout2" draw:style-name="a171">
        <draw:page-thumbnail svg:x="1.25in" svg:y="0.75984in" svg:width="4.99961in" svg:height="3.74961in" presentation:class="page" draw:id="id8" presentation:style-name="a155" draw:name="Folienbildplatzhalter 1">
          <svg:title/>
          <svg:desc/>
        </draw:page-thumbnail>
        <draw:frame draw:id="id9" presentation:style-name="a158" draw:name="Notizenplatzhalter 2" svg:x="0.75in" svg:y="4.75in" svg:width="5.99961in" svg:height="4.49961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Kopfzeilenplatzhalter 3" svg:x="0in" svg:y="0in" svg:width="3.25433in" svg:height="0.49961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1" presentation:style-name="a164" draw:name="Datumsplatzhalter 4" svg:x="4.24528in" svg:y="0in" svg:width="3.25433in" svg:height="0.49961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2" presentation:style-name="a167" draw:name="Fußzeilenplatzhalter 5" svg:x="0in" svg:y="9.5in" svg:width="3.25433in" svg:height="0.49961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3" presentation:style-name="a170" draw:name="Foliennummernplatzhalter 6" svg:x="4.24528in" svg:y="9.5in" svg:width="3.25433in" svg:height="0.49961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2">
      <draw:g draw:name="Gruppieren 4" draw:id="id38">
        <svg:title/>
        <svg:desc/>
        <draw:custom-shape svg:x="1.33346in" svg:y="0in" svg:width="8.66299in" svg:height="1.08346in" draw:id="id44" draw:layer="Master1-bg" draw:style-name="a215" draw:name="Rectangle 7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45" draw:layer="Master1-bg" draw:style-name="a218" draw:name="Rectangle 8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6" draw:layer="Master1-bg" draw:style-name="a219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39" draw:layer="Master1-bg" draw:style-name="a173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40" draw:layer="Master1-bg" draw:style-name="a176" draw:name="Rechteck 9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180" draw:name="Titel 1" svg:x="0.5in" svg:y="0.29921in" svg:width="8.99961in" svg:height="1.25197in" presentation:class="title" presentation:placeholder="false">
        <draw:text-box>
          <text:p text:style-name="a179" text:class-names="" text:cond-style-name=""><text:span text:style-name="a177" text:class-names="">Titelmasterformat durch Klicken bearbeiten</text:span><text:span text:style-name="a178" text:class-names=""/></text:p>
        </draw:text-box>
        <svg:title/>
        <svg:desc/>
      </draw:frame>
      <draw:frame draw:id="id42" presentation:style-name="a196" draw:name="Inhaltsplatzhalter 2" svg:x="1.37847in" svg:y="3.73958in" svg:width="3.97743in" svg:height="4.35069in" presentation:class="object" presentation:placeholder="false">
        <draw:text-box>
          <text:p text:style-name="a182" text:class-names="" text:cond-style-name=""><text:span text:style-name="a181" text:class-names="">Formatvorlagen des Textmasters bearbeiten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Zweite Ebene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ünfte Ebene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Inhaltsplatzhalter 3" svg:x="5.52257in" svg:y="3.73958in" svg:width="3.97743in" svg:height="4.35069in" presentation:class="object" presentation:placeholder="false">
        <draw:text-box>
          <text:p text:style-name="a198" text:class-names="" text:cond-style-name=""><text:span text:style-name="a197" text:class-names="">Formatvorlagen des Textmasters bearbeiten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Zweite Ebene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ünfte Ebene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6">
        <draw:page-thumbnail svg:x="1.25in" svg:y="0.75984in" svg:width="4.99961in" svg:height="3.74961in" presentation:class="page" draw:id="id8" presentation:style-name="a220" draw:name="Folienbildplatzhalter 1">
          <svg:title/>
          <svg:desc/>
        </draw:page-thumbnail>
        <draw:frame draw:id="id9" presentation:style-name="a223" draw:name="Notizenplatzhalter 2" svg:x="0.75in" svg:y="4.75in" svg:width="5.99961in" svg:height="4.49961in" presentation:class="notes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Kopfzeilenplatzhalter 3" svg:x="0in" svg:y="0in" svg:width="3.25433in" svg:height="0.49961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Datumsplatzhalter 4" svg:x="4.24528in" svg:y="0in" svg:width="3.25433in" svg:height="0.49961in" presentation:class="date-time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2" presentation:style-name="a232" draw:name="Fußzeilenplatzhalter 5" svg:x="0in" svg:y="9.5in" svg:width="3.25433in" svg:height="0.49961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3" presentation:style-name="a235" draw:name="Foliennummernplatzhalter 6" svg:x="4.24528in" svg:y="9.5in" svg:width="3.25433in" svg:height="0.49961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7">
      <draw:g draw:name="Gruppieren 6" draw:id="id47">
        <svg:title/>
        <svg:desc/>
        <draw:custom-shape svg:x="1.33346in" svg:y="0in" svg:width="8.66299in" svg:height="1.08346in" draw:id="id55" draw:layer="Master1-bg" draw:style-name="a288" draw:name="Rectangle 7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56" draw:layer="Master1-bg" draw:style-name="a291" draw:name="Rectangle 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7" draw:layer="Master1-bg" draw:style-name="a292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48" draw:layer="Master1-bg" draw:style-name="a238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49" draw:layer="Master1-bg" draw:style-name="a241" draw:name="Rechteck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0" presentation:style-name="a245" draw:name="Titel 1" svg:x="0.68924in" svg:y="0.39931in" svg:width="8.625in" svg:height="1.44965in" presentation:class="title" presentation:placeholder="false">
        <draw:text-box>
          <text:p text:style-name="a244" text:class-names="" text:cond-style-name=""><text:span text:style-name="a242" text:class-names="">Titelmasterformat durch Klicken bearbeiten</text:span><text:span text:style-name="a243" text:class-names=""/></text:p>
        </draw:text-box>
        <svg:title/>
        <svg:desc/>
      </draw:frame>
      <draw:frame draw:id="id51" presentation:style-name="a249" draw:name="Textplatzhalter 2" svg:x="0.68924in" svg:y="1.83854in" svg:width="4.2309in" svg:height="0.90104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265" draw:name="Inhaltsplatzhalter 3" svg:x="0.68924in" svg:y="2.73958in" svg:width="4.2309in" svg:height="4.02951in" presentation:class="object" presentation:placeholder="false">
        <draw:text-box>
          <text:p text:style-name="a251" text:class-names="" text:cond-style-name=""><text:span text:style-name="a250" text:class-names="">Formatvorlagen des Textmasters bearbeiten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Zweite Ebene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ünfte Ebene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9" draw:name="Textplatzhalter 4" svg:x="5.0625in" svg:y="1.83854in" svg:width="4.25174in" svg:height="0.90104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285" draw:name="Inhaltsplatzhalter 5" svg:x="5.0625in" svg:y="2.73958in" svg:width="4.25174in" svg:height="4.02951in" presentation:class="object" presentation:placeholder="false">
        <draw:text-box>
          <text:p text:style-name="a271" text:class-names="" text:cond-style-name=""><text:span text:style-name="a270" text:class-names="">Formatvorlagen des Textmasters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9">
        <draw:page-thumbnail svg:x="1.25in" svg:y="0.75984in" svg:width="4.99961in" svg:height="3.74961in" presentation:class="page" draw:id="id8" presentation:style-name="a293" draw:name="Folienbildplatzhalter 1">
          <svg:title/>
          <svg:desc/>
        </draw:page-thumbnail>
        <draw:frame draw:id="id9" presentation:style-name="a296" draw:name="Notizenplatzhalter 2" svg:x="0.75in" svg:y="4.75in" svg:width="5.99961in" svg:height="4.49961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Kopfzeilenplatzhalter 3" svg:x="0in" svg:y="0in" svg:width="3.25433in" svg:height="0.49961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1" presentation:style-name="a302" draw:name="Datumsplatzhalter 4" svg:x="4.24528in" svg:y="0in" svg:width="3.25433in" svg:height="0.49961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2" presentation:style-name="a305" draw:name="Fußzeilenplatzhalter 5" svg:x="0in" svg:y="9.5in" svg:width="3.25433in" svg:height="0.49961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3" presentation:style-name="a308" draw:name="Foliennummernplatzhalter 6" svg:x="4.24528in" svg:y="9.5in" svg:width="3.25433in" svg:height="0.49961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0">
      <draw:g draw:name="Gruppieren 2" draw:id="id58">
        <svg:title/>
        <svg:desc/>
        <draw:custom-shape svg:x="1.33346in" svg:y="0in" svg:width="8.66299in" svg:height="1.08346in" draw:id="id62" draw:layer="Master1-bg" draw:style-name="a321" draw:name="Rectangle 7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63" draw:layer="Master1-bg" draw:style-name="a324" draw:name="Rectangle 8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64" draw:layer="Master1-bg" draw:style-name="a325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59" draw:layer="Master1-bg" draw:style-name="a311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60" draw:layer="Master1-bg" draw:style-name="a314" draw:name="Rechteck 9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1" presentation:style-name="a318" draw:name="Titel 1" svg:x="0.5in" svg:y="0.29921in" svg:width="8.99961in" svg:height="1.25197in" presentation:class="title" presentation:placeholder="false">
        <draw:text-box>
          <text:p text:style-name="a317" text:class-names="" text:cond-style-name=""><text:span text:style-name="a315" text:class-names="">Titelmasterformat durch Klicken bearbeiten</text:span><text:span text:style-name="a316" text:class-names=""/></text:p>
        </draw:text-box>
        <svg:title/>
        <svg:desc/>
      </draw:frame>
      <presentation:notes style:page-layout-name="pageLayout2" draw:style-name="a342">
        <draw:page-thumbnail svg:x="1.25in" svg:y="0.75984in" svg:width="4.99961in" svg:height="3.74961in" presentation:class="page" draw:id="id8" presentation:style-name="a326" draw:name="Folienbildplatzhalter 1">
          <svg:title/>
          <svg:desc/>
        </draw:page-thumbnail>
        <draw:frame draw:id="id9" presentation:style-name="a329" draw:name="Notizenplatzhalter 2" svg:x="0.75in" svg:y="4.75in" svg:width="5.99961in" svg:height="4.49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Kopfzeilenplatzhalter 3" svg:x="0in" svg:y="0in" svg:width="3.25433in" svg:height="0.49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Datumsplatzhalter 4" svg:x="4.24528in" svg:y="0in" svg:width="3.25433in" svg:height="0.49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Fußzeilenplatzhalter 5" svg:x="0in" svg:y="9.5in" svg:width="3.25433in" svg:height="0.49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3" presentation:style-name="a341" draw:name="Foliennummernplatzhalter 6" svg:x="4.24528in" svg:y="9.5in" svg:width="3.25433in" svg:height="0.49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43">
      <draw:g draw:name="Gruppieren 1" draw:id="id65">
        <svg:title/>
        <svg:desc/>
        <draw:custom-shape svg:x="1.33346in" svg:y="0in" svg:width="8.66299in" svg:height="1.08346in" draw:id="id68" draw:layer="Master1-bg" draw:style-name="a350" draw:name="Rectangle 7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69" draw:layer="Master1-bg" draw:style-name="a353" draw:name="Rectangle 8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0" draw:layer="Master1-bg" draw:style-name="a354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66" draw:layer="Master1-bg" draw:style-name="a344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67" draw:layer="Master1-bg" draw:style-name="a347" draw:name="Rechteck 9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371">
        <draw:page-thumbnail svg:x="1.25in" svg:y="0.75984in" svg:width="4.99961in" svg:height="3.74961in" presentation:class="page" draw:id="id8" presentation:style-name="a355" draw:name="Folienbildplatzhalter 1">
          <svg:title/>
          <svg:desc/>
        </draw:page-thumbnail>
        <draw:frame draw:id="id9" presentation:style-name="a358" draw:name="Notizenplatzhalter 2" svg:x="0.75in" svg:y="4.75in" svg:width="5.99961in" svg:height="4.49961in" presentation:class="notes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Kopfzeilenplatzhalter 3" svg:x="0in" svg:y="0in" svg:width="3.25433in" svg:height="0.49961in" presentation:class="head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Datumsplatzhalter 4" svg:x="4.24528in" svg:y="0in" svg:width="3.25433in" svg:height="0.49961in" presentation:class="date-time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Fußzeilenplatzhalter 5" svg:x="0in" svg:y="9.5in" svg:width="3.25433in" svg:height="0.49961in" presentation:class="foot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Foliennummernplatzhalter 6" svg:x="4.24528in" svg:y="9.5in" svg:width="3.25433in" svg:height="0.49961in" presentation:class="page-number" presentation:placeholder="false">
          <draw:text-box>
            <text:p text:style-name="a369" text:class-names="" text:cond-style-name=""><text:span text:style-name="a3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72">
      <draw:g draw:name="Gruppieren 4" draw:id="id71">
        <svg:title/>
        <svg:desc/>
        <draw:custom-shape svg:x="1.33346in" svg:y="0in" svg:width="8.66299in" svg:height="1.08346in" draw:id="id77" draw:layer="Master1-bg" draw:style-name="a403" draw:name="Rectangle 7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78" draw:layer="Master1-bg" draw:style-name="a406" draw:name="Rectangle 8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9" draw:layer="Master1-bg" draw:style-name="a407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72" draw:layer="Master1-bg" draw:style-name="a373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73" draw:layer="Master1-bg" draw:style-name="a376" draw:name="Rechteck 9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4" presentation:style-name="a380" draw:name="Titel 1" svg:x="0.68924in" svg:y="0.5in" svg:width="3.22569in" svg:height="1.75in" presentation:class="title" presentation:placeholder="false">
        <draw:text-box>
          <text:p text:style-name="a379" text:class-names="" text:cond-style-name=""><text:span text:style-name="a377" text:class-names="">Titelmasterformat durch Klicken bearbeiten</text:span><text:span text:style-name="a378" text:class-names=""/></text:p>
        </draw:text-box>
        <svg:title/>
        <svg:desc/>
      </draw:frame>
      <draw:frame draw:id="id75" presentation:style-name="a396" draw:name="Inhaltsplatzhalter 2" svg:x="4.25174in" svg:y="1.07986in" svg:width="5.0625in" svg:height="5.32986in" presentation:class="object" presentation:placeholder="false">
        <draw:text-box>
          <text:p text:style-name="a382" text:class-names="" text:cond-style-name=""><text:span text:style-name="a381" text:class-names="">Formatvorlagen des Textmasters bearbeiten</text:span></text:p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Zweite Ebene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Fünfte Ebene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00" draw:name="Textplatzhalter 3" svg:x="0.68924in" svg:y="2.25in" svg:width="3.22569in" svg:height="4.1684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Formatvorlagen des Textmasters bearbeiten</text:span></text:p>
            </text:list-item>
          </text:list>
        </draw:text-box>
        <svg:title/>
        <svg:desc/>
      </draw:frame>
      <presentation:notes style:page-layout-name="pageLayout2" draw:style-name="a424">
        <draw:page-thumbnail svg:x="1.25in" svg:y="0.75984in" svg:width="4.99961in" svg:height="3.74961in" presentation:class="page" draw:id="id8" presentation:style-name="a408" draw:name="Folienbildplatzhalter 1">
          <svg:title/>
          <svg:desc/>
        </draw:page-thumbnail>
        <draw:frame draw:id="id9" presentation:style-name="a411" draw:name="Notizenplatzhalter 2" svg:x="0.75in" svg:y="4.75in" svg:width="5.99961in" svg:height="4.49961in" presentation:class="notes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Kopfzeilenplatzhalter 3" svg:x="0in" svg:y="0in" svg:width="3.25433in" svg:height="0.49961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1" presentation:style-name="a417" draw:name="Datumsplatzhalter 4" svg:x="4.24528in" svg:y="0in" svg:width="3.25433in" svg:height="0.49961in" presentation:class="date-time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2" presentation:style-name="a420" draw:name="Fußzeilenplatzhalter 5" svg:x="0in" svg:y="9.5in" svg:width="3.25433in" svg:height="0.49961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3" presentation:style-name="a423" draw:name="Foliennummernplatzhalter 6" svg:x="4.24528in" svg:y="9.5in" svg:width="3.25433in" svg:height="0.49961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25">
      <draw:g draw:name="Gruppieren 4" draw:id="id80">
        <svg:title/>
        <svg:desc/>
        <draw:custom-shape svg:x="1.33346in" svg:y="0in" svg:width="8.66299in" svg:height="1.08346in" draw:id="id86" draw:layer="Master1-bg" draw:style-name="a443" draw:name="Rectangle 7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87" draw:layer="Master1-bg" draw:style-name="a446" draw:name="Rectangle 8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8" draw:layer="Master1-bg" draw:style-name="a447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81" draw:layer="Master1-bg" draw:style-name="a426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82" draw:layer="Master1-bg" draw:style-name="a429" draw:name="Rechteck 9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33" draw:name="Titel 1" svg:x="0.68924in" svg:y="0.5in" svg:width="3.22569in" svg:height="1.75in" presentation:class="title" presentation:placeholder="false">
        <draw:text-box>
          <text:p text:style-name="a432" text:class-names="" text:cond-style-name=""><text:span text:style-name="a430" text:class-names="">Titelmasterformat durch Klicken bearbeiten</text:span><text:span text:style-name="a431" text:class-names=""/></text:p>
        </draw:text-box>
        <svg:title/>
        <svg:desc/>
      </draw:frame>
      <draw:frame draw:id="id84" presentation:style-name="a436" draw:name="Bildplatzhalter 2" svg:x="4.25174in" svg:y="1.07986in" svg:width="5.0625in" svg:height="5.32986in" presentation:class="graphic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85" presentation:style-name="a440" draw:name="Textplatzhalter 3" svg:x="0.68924in" svg:y="2.25in" svg:width="3.22569in" svg:height="4.1684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Formatvorlagen des Textmasters bearbeiten</text:span></text:p>
            </text:list-item>
          </text:list>
        </draw:text-box>
        <svg:title/>
        <svg:desc/>
      </draw:frame>
      <presentation:notes style:page-layout-name="pageLayout2" draw:style-name="a464">
        <draw:page-thumbnail svg:x="1.25in" svg:y="0.75984in" svg:width="4.99961in" svg:height="3.74961in" presentation:class="page" draw:id="id8" presentation:style-name="a448" draw:name="Folienbildplatzhalter 1">
          <svg:title/>
          <svg:desc/>
        </draw:page-thumbnail>
        <draw:frame draw:id="id9" presentation:style-name="a451" draw:name="Notizenplatzhalter 2" svg:x="0.75in" svg:y="4.75in" svg:width="5.99961in" svg:height="4.49961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Kopfzeilenplatzhalter 3" svg:x="0in" svg:y="0in" svg:width="3.25433in" svg:height="0.4996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1" presentation:style-name="a457" draw:name="Datumsplatzhalter 4" svg:x="4.24528in" svg:y="0in" svg:width="3.25433in" svg:height="0.49961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2" presentation:style-name="a460" draw:name="Fußzeilenplatzhalter 5" svg:x="0in" svg:y="9.5in" svg:width="3.25433in" svg:height="0.49961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3" presentation:style-name="a463" draw:name="Foliennummernplatzhalter 6" svg:x="4.24528in" svg:y="9.5in" svg:width="3.25433in" svg:height="0.49961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65">
      <draw:g draw:name="Gruppieren 3" draw:id="id89">
        <svg:title/>
        <svg:desc/>
        <draw:custom-shape svg:x="1.33346in" svg:y="0in" svg:width="8.66299in" svg:height="1.08346in" draw:id="id94" draw:layer="Master1-bg" draw:style-name="a493" draw:name="Rectangle 7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95" draw:layer="Master1-bg" draw:style-name="a496" draw:name="Rectangle 8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6" draw:layer="Master1-bg" draw:style-name="a497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90" draw:layer="Master1-bg" draw:style-name="a466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91" draw:layer="Master1-bg" draw:style-name="a469" draw:name="Rechteck 9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2" presentation:style-name="a473" draw:name="Titel 1" svg:x="0.5in" svg:y="0.29921in" svg:width="8.99961in" svg:height="1.25197in" presentation:class="title" presentation:placeholder="false">
        <draw:text-box>
          <text:p text:style-name="a472" text:class-names="" text:cond-style-name=""><text:span text:style-name="a470" text:class-names="">Titelmasterformat durch Klicken bearbeiten</text:span><text:span text:style-name="a471" text:class-names=""/></text:p>
        </draw:text-box>
        <svg:title/>
        <svg:desc/>
      </draw:frame>
      <draw:frame draw:id="id93" presentation:style-name="a490" draw:name="Vertikaler Textplatzhalter 2" svg:x="1.37795in" svg:y="3.74016in" svg:width="8.12165in" svg:height="4.35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Formatvorlagen des Textmasters bearbeiten</text:span></text:p>
            </text:list-item>
          </text:list>
          <text:list text:style-name="a479">
            <text:list-item>
              <text:list text:style-name="a479">
                <text:list-item>
                  <text:p text:style-name="a478" text:class-names="" text:cond-style-name=""><text:span text:style-name="a477" text:class-names="">Zweite Ebene</text:span></text:p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p text:style-name="a481" text:class-names="" text:cond-style-name=""><text:span text:style-name="a4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p text:style-name="a488" text:class-names="" text:cond-style-name=""><text:span text:style-name="a486" text:class-names="">Fünfte Ebene</text:span><text:span text:style-name="a4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5in" svg:y="0.75984in" svg:width="4.99961in" svg:height="3.74961in" presentation:class="page" draw:id="id8" presentation:style-name="a498" draw:name="Folienbildplatzhalter 1">
          <svg:title/>
          <svg:desc/>
        </draw:page-thumbnail>
        <draw:frame draw:id="id9" presentation:style-name="a501" draw:name="Notizenplatzhalter 2" svg:x="0.75in" svg:y="4.75in" svg:width="5.99961in" svg:height="4.49961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0" presentation:style-name="a504" draw:name="Kopfzeilenplatzhalter 3" svg:x="0in" svg:y="0in" svg:width="3.25433in" svg:height="0.49961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Datumsplatzhalter 4" svg:x="4.24528in" svg:y="0in" svg:width="3.25433in" svg:height="0.49961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0" draw:name="Fußzeilenplatzhalter 5" svg:x="0in" svg:y="9.5in" svg:width="3.25433in" svg:height="0.49961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Foliennummernplatzhalter 6" svg:x="4.24528in" svg:y="9.5in" svg:width="3.25433in" svg:height="0.49961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15">
      <draw:g draw:name="Gruppieren 3" draw:id="id97">
        <svg:title/>
        <svg:desc/>
        <draw:custom-shape svg:x="1.33346in" svg:y="0in" svg:width="8.66299in" svg:height="1.08346in" draw:id="id102" draw:layer="Master1-bg" draw:style-name="a543" draw:name="Rectangle 7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03" draw:layer="Master1-bg" draw:style-name="a546" draw:name="Rectangle 8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4" draw:layer="Master1-bg" draw:style-name="a547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frame draw:id="id98" draw:layer="Master1-bg" draw:style-name="a516" draw:name="Picture 11" svg:x="7.48661in" svg:y="0.08386in" svg:width="2.43031in" svg:height="1.7185in" style:rel-width="scale" style:rel-height="scale">
        <draw:image xlink:href="media/image2.png" xlink:type="simple" xlink:show="embed" xlink:actuate="onLoad"/>
        <svg:title/>
        <svg:desc/>
      </draw:frame>
      <draw:custom-shape svg:x="1.32835in" svg:y="7.13386in" svg:width="8.67205in" svg:height="0.36614in" draw:id="id99" draw:layer="Master1-bg" draw:style-name="a519" draw:name="Rechteck 9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523" draw:name="Vertikaler Titel 1" svg:x="7.25in" svg:y="0.29861in" svg:width="2.25in" svg:height="7.79167in" presentation:class="title" presentation:placeholder="false">
        <draw:text-box>
          <text:p text:style-name="a522" text:class-names="" text:cond-style-name=""><text:span text:style-name="a520" text:class-names="">Titelmasterformat durch Klicken bearbeiten</text:span><text:span text:style-name="a521" text:class-names=""/></text:p>
        </draw:text-box>
        <svg:title/>
        <svg:desc/>
      </draw:frame>
      <draw:frame draw:id="id101" presentation:style-name="a540" draw:name="Vertikaler Textplatzhalter 2" svg:x="0.5in" svg:y="0.29861in" svg:width="6.58333in" svg:height="7.79167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Formatvorlagen des Textmasters bearbeiten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Zweite Ebene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6" text:class-names="">Fünfte Ebene</text:span><text:span text:style-name="a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4">
        <draw:page-thumbnail svg:x="1.25in" svg:y="0.75984in" svg:width="4.99961in" svg:height="3.74961in" presentation:class="page" draw:id="id8" presentation:style-name="a548" draw:name="Folienbildplatzhalter 1">
          <svg:title/>
          <svg:desc/>
        </draw:page-thumbnail>
        <draw:frame draw:id="id9" presentation:style-name="a551" draw:name="Notizenplatzhalter 2" svg:x="0.75in" svg:y="4.75in" svg:width="5.99961in" svg:height="4.49961in" presentation:class="notes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0" presentation:style-name="a554" draw:name="Kopfzeilenplatzhalter 3" svg:x="0in" svg:y="0in" svg:width="3.25433in" svg:height="0.49961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1" presentation:style-name="a557" draw:name="Datumsplatzhalter 4" svg:x="4.24528in" svg:y="0in" svg:width="3.25433in" svg:height="0.49961in" presentation:class="date-time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2" presentation:style-name="a560" draw:name="Fußzeilenplatzhalter 5" svg:x="0in" svg:y="9.5in" svg:width="3.25433in" svg:height="0.49961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3" presentation:style-name="a563" draw:name="Foliennummernplatzhalter 6" svg:x="4.24528in" svg:y="9.5in" svg:width="3.25433in" svg:height="0.49961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g draw:name="Gruppieren 1" draw:id="id105">
        <svg:title/>
        <svg:desc/>
        <draw:custom-shape svg:x="1.33346in" svg:y="0in" svg:width="8.66299in" svg:height="1.08346in" draw:id="id112" draw:style-name="a604" draw:name="Rectangle 7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13" draw:style-name="a607" draw:name="Rectangle 8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4" draw:style-name="a608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15" draw:style-name="a609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06" draw:style-name="a568" draw:name="Rechteck 9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7" presentation:style-name="a571" draw:name="Titelplatzhalter 7" svg:x="1.37795in" svg:y="0.19685in" svg:width="5.87165in" svg:height="0.88661in" presentation:class="titl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108" presentation:style-name="a576" draw:name="Datumsplatzhalter 8" svg:x="0in" svg:y="7.12598in" svg:width="1.37795in" svg:height="0.330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109" presentation:style-name="a580" draw:name="Fußzeilenplatzhalter 9" svg:x="1.29055in" svg:y="7.12598in" svg:width="7.76457in" svg:height="0.33031in" presentation:class="footer" presentation:placeholder="false">
        <draw:text-box>
          <text:p text:style-name="a579" text:class-names="" text:cond-style-name=""><text:span text:style-name="a577" text:class-names="">Handschrifterkennung mit CUDA</text:span><text:span text:style-name="a578" text:class-names=""/></text:p>
        </draw:text-box>
        <svg:title/>
        <svg:desc/>
      </draw:frame>
      <draw:frame draw:id="id110" presentation:style-name="a584" draw:name="Foliennummernplatzhalter 10" svg:x="7.28346in" svg:y="7.12598in" svg:width="2.70275in" svg:height="0.330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><text:s text:c="1"/>/</text:span></text:p>
        </draw:text-box>
        <svg:title/>
        <svg:desc/>
      </draw:frame>
      <draw:frame draw:id="id111" presentation:style-name="a601" draw:name="Textplatzhalter 11" svg:x="0.5in" svg:y="1.75472in" svg:width="8.99961in" svg:height="4.35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Formatvorlagen des Textmasters bearbeiten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Zweite Ebene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ünfte Ebene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26">
        <draw:page-thumbnail svg:x="1.25in" svg:y="0.75984in" svg:width="4.99961in" svg:height="3.74961in" presentation:class="page" draw:id="id8" presentation:style-name="a610" draw:name="Folienbildplatzhalter 1">
          <svg:title/>
          <svg:desc/>
        </draw:page-thumbnail>
        <draw:frame draw:id="id9" presentation:style-name="a613" draw:name="Notizenplatzhalter 2" svg:x="0.75in" svg:y="4.75in" svg:width="5.99961in" svg:height="4.49961in" presentation:class="notes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Kopfzeilenplatzhalter 3" svg:x="0in" svg:y="0in" svg:width="3.25433in" svg:height="0.49961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1" presentation:style-name="a619" draw:name="Datumsplatzhalter 4" svg:x="4.24528in" svg:y="0in" svg:width="3.25433in" svg:height="0.49961in" presentation:class="date-time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2" presentation:style-name="a622" draw:name="Fußzeilenplatzhalter 5" svg:x="0in" svg:y="9.5in" svg:width="3.25433in" svg:height="0.49961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3" presentation:style-name="a625" draw:name="Foliennummernplatzhalter 6" svg:x="4.24528in" svg:y="9.5in" svg:width="3.25433in" svg:height="0.49961in" presentation:class="page-number" presentation:placeholder="false">
          <draw:text-box>
            <text:p text:style-name="a624" text:class-names="" text:cond-style-name=""><text:span text:style-name="a6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27">
      <draw:g draw:name="Gruppieren 6" draw:id="id116">
        <svg:title/>
        <svg:desc/>
        <draw:custom-shape svg:x="1.33346in" svg:y="0in" svg:width="8.66299in" svg:height="1.08346in" draw:id="id123" draw:layer="Master2-bg" draw:style-name="a655" draw:name="Rectangle 7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24" draw:layer="Master2-bg" draw:style-name="a658" draw:name="Rectangle 8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5" draw:layer="Master2-bg" draw:style-name="a659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26" draw:layer="Master2-bg" draw:style-name="a660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17" draw:layer="Master2-bg" draw:style-name="a630" draw:name="Rechteck 9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634" draw:name="Titel 1" svg:x="1.25in" svg:y="1.22743in" svg:width="7.5in" svg:height="2.61111in" presentation:class="title" presentation:placeholder="false">
        <draw:text-box>
          <text:p text:style-name="a633" text:class-names="" text:cond-style-name=""><text:span text:style-name="a631" text:class-names="">Titelmasterformat durch Klicken bearbeiten</text:span><text:span text:style-name="a632" text:class-names=""/></text:p>
        </draw:text-box>
        <svg:title/>
        <svg:desc/>
      </draw:frame>
      <draw:frame draw:id="id119" presentation:style-name="a638" draw:name="Untertitel 2" svg:x="1.25in" svg:y="3.93924in" svg:width="7.5in" svg:height="1.81076in" presentation:class="subtitle" presentation:placeholder="false">
        <draw:text-box>
          <text:p text:style-name="a637" text:class-names="" text:cond-style-name=""><text:span text:style-name="a635" text:class-names="">Formatvorlage des Untertitelmasters durch Klicken bearbeiten</text:span><text:span text:style-name="a636" text:class-names=""/></text:p>
        </draw:text-box>
        <svg:title/>
        <svg:desc/>
      </draw:frame>
      <draw:frame draw:id="id120" presentation:style-name="a643" draw:name="Datumsplatzhalter 3" svg:x="0in" svg:y="7.12598in" svg:width="1.37795in" svg:height="0.33031in" presentation:class="date-time" presentation:placeholder="false">
        <draw:text-box>
          <text:p text:style-name="a642" text:class-names="" text:cond-style-name=""><text:span text:style-name="a639" text:class-names=""><text:date text:fixed="false" style:data-style-name="a640"/></text:span><text:span text:style-name="a641" text:class-names=""/></text:p>
        </draw:text-box>
        <svg:title/>
        <svg:desc/>
      </draw:frame>
      <draw:frame draw:id="id121" presentation:style-name="a647" draw:name="Fußzeilenplatzhalter 4" svg:x="1.29055in" svg:y="7.12598in" svg:width="7.76457in" svg:height="0.33031in" presentation:class="footer" presentation:placeholder="false">
        <draw:text-box>
          <text:p text:style-name="a646" text:class-names="" text:cond-style-name=""><text:span text:style-name="a644" text:class-names="">Handschrifterkennung mit CUDA</text:span><text:span text:style-name="a645" text:class-names=""/></text:p>
        </draw:text-box>
        <svg:title/>
        <svg:desc/>
      </draw:frame>
      <draw:frame draw:id="id122" presentation:style-name="a652" draw:name="Foliennummernplatzhalter 5" svg:x="7.28346in" svg:y="7.12598in" svg:width="2.70275in" svg:height="0.33031in" presentation:class="page-number" presentation:placeholder="false">
        <draw:text-box>
          <text:p text:style-name="a651" text:class-names="" text:cond-style-name=""><text:span text:style-name="a648" text:class-names=""><text:page-number style:num-format="1" text:fixed="false"/></text:span><text:span text:style-name="a649" text:class-names=""><text:s text:c="1"/>/</text:span><text:span text:style-name="a650" text:class-names=""/></text:p>
        </draw:text-box>
        <svg:title/>
        <svg:desc/>
      </draw:frame>
      <presentation:notes style:page-layout-name="pageLayout2" draw:style-name="a677">
        <draw:page-thumbnail svg:x="1.25in" svg:y="0.75984in" svg:width="4.99961in" svg:height="3.74961in" presentation:class="page" draw:id="id8" presentation:style-name="a661" draw:name="Folienbildplatzhalter 1">
          <svg:title/>
          <svg:desc/>
        </draw:page-thumbnail>
        <draw:frame draw:id="id9" presentation:style-name="a664" draw:name="Notizenplatzhalter 2" svg:x="0.75in" svg:y="4.75in" svg:width="5.99961in" svg:height="4.49961in" presentation:class="notes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" presentation:style-name="a667" draw:name="Kopfzeilenplatzhalter 3" svg:x="0in" svg:y="0in" svg:width="3.25433in" svg:height="0.49961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1" presentation:style-name="a670" draw:name="Datumsplatzhalter 4" svg:x="4.24528in" svg:y="0in" svg:width="3.25433in" svg:height="0.49961in" presentation:class="date-time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2" presentation:style-name="a673" draw:name="Fußzeilenplatzhalter 5" svg:x="0in" svg:y="9.5in" svg:width="3.25433in" svg:height="0.49961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3" presentation:style-name="a676" draw:name="Foliennummernplatzhalter 6" svg:x="4.24528in" svg:y="9.5in" svg:width="3.25433in" svg:height="0.49961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78">
      <draw:g draw:name="Gruppieren 6" draw:id="id127">
        <svg:title/>
        <svg:desc/>
        <draw:custom-shape svg:x="1.33346in" svg:y="0in" svg:width="8.66299in" svg:height="1.08346in" draw:id="id134" draw:layer="Master2-bg" draw:style-name="a718" draw:name="Rectangle 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35" draw:layer="Master2-bg" draw:style-name="a721" draw:name="Rectangle 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6" draw:layer="Master2-bg" draw:style-name="a722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37" draw:layer="Master2-bg" draw:style-name="a723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28" draw:layer="Master2-bg" draw:style-name="a681" draw:name="Rechteck 9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685" draw:name="Titel 1" svg:x="1.37795in" svg:y="0.19685in" svg:width="5.87165in" svg:height="0.88661in" presentation:class="title" presentation:placeholder="false">
        <draw:text-box>
          <text:p text:style-name="a684" text:class-names="" text:cond-style-name=""><text:span text:style-name="a682" text:class-names="">Titelmasterformat durch Klicken bearbeiten</text:span><text:span text:style-name="a683" text:class-names=""/></text:p>
        </draw:text-box>
        <svg:title/>
        <svg:desc/>
      </draw:frame>
      <draw:frame draw:id="id130" presentation:style-name="a701" draw:name="Inhaltsplatzhalter 2" svg:x="0.5in" svg:y="1.75472in" svg:width="8.99961in" svg:height="4.35in" presentation:class="object" presentation:placeholder="false">
        <draw:text-box>
          <text:p text:style-name="a687" text:class-names="" text:cond-style-name=""><text:span text:style-name="a686" text:class-names="">Formatvorlagen des Textmasters bearbeiten</text:span></text:p>
          <text:list text:style-name="a690">
            <text:list-item>
              <text:list text:style-name="a690">
                <text:list-item>
                  <text:p text:style-name="a689" text:class-names="" text:cond-style-name=""><text:span text:style-name="a688" text:class-names="">Zweite Ebene</text:span></text:p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p text:style-name="a692" text:class-names="" text:cond-style-name=""><text:span text:style-name="a6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p text:style-name="a695" text:class-names="" text:cond-style-name=""><text:span text:style-name="a6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7" text:class-names="">Fünfte Ebene</text:span><text:span text:style-name="a6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706" draw:name="Datumsplatzhalter 3" svg:x="0in" svg:y="7.12598in" svg:width="1.37795in" svg:height="0.330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/></text:span><text:span text:style-name="a704" text:class-names=""/></text:p>
        </draw:text-box>
        <svg:title/>
        <svg:desc/>
      </draw:frame>
      <draw:frame draw:id="id132" presentation:style-name="a710" draw:name="Fußzeilenplatzhalter 4" svg:x="1.29055in" svg:y="7.12598in" svg:width="7.76457in" svg:height="0.33031in" presentation:class="footer" presentation:placeholder="false">
        <draw:text-box>
          <text:p text:style-name="a709" text:class-names="" text:cond-style-name=""><text:span text:style-name="a707" text:class-names="">Handschrifterkennung mit CUDA</text:span><text:span text:style-name="a708" text:class-names=""/></text:p>
        </draw:text-box>
        <svg:title/>
        <svg:desc/>
      </draw:frame>
      <draw:frame draw:id="id133" presentation:style-name="a715" draw:name="Foliennummernplatzhalter 5" svg:x="7.28346in" svg:y="7.12598in" svg:width="2.70275in" svg:height="0.33031in" presentation:class="page-number" presentation:placeholder="false">
        <draw:text-box>
          <text:p text:style-name="a714" text:class-names="" text:cond-style-name=""><text:span text:style-name="a711" text:class-names=""><text:page-number style:num-format="1" text:fixed="false"/></text:span><text:span text:style-name="a712" text:class-names=""><text:s text:c="1"/>/</text:span><text:span text:style-name="a713" text:class-names=""/></text:p>
        </draw:text-box>
        <svg:title/>
        <svg:desc/>
      </draw:frame>
      <presentation:notes style:page-layout-name="pageLayout2" draw:style-name="a740">
        <draw:page-thumbnail svg:x="1.25in" svg:y="0.75984in" svg:width="4.99961in" svg:height="3.74961in" presentation:class="page" draw:id="id8" presentation:style-name="a724" draw:name="Folienbildplatzhalter 1">
          <svg:title/>
          <svg:desc/>
        </draw:page-thumbnail>
        <draw:frame draw:id="id9" presentation:style-name="a727" draw:name="Notizenplatzhalter 2" svg:x="0.75in" svg:y="4.75in" svg:width="5.99961in" svg:height="4.49961in" presentation:class="notes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Kopfzeilenplatzhalter 3" svg:x="0in" svg:y="0in" svg:width="3.25433in" svg:height="0.49961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1" presentation:style-name="a733" draw:name="Datumsplatzhalter 4" svg:x="4.24528in" svg:y="0in" svg:width="3.25433in" svg:height="0.49961in" presentation:class="date-time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2" presentation:style-name="a736" draw:name="Fußzeilenplatzhalter 5" svg:x="0in" svg:y="9.5in" svg:width="3.25433in" svg:height="0.49961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3" presentation:style-name="a739" draw:name="Foliennummernplatzhalter 6" svg:x="4.24528in" svg:y="9.5in" svg:width="3.25433in" svg:height="0.49961in" presentation:class="page-number" presentation:placeholder="false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41">
      <draw:g draw:name="Gruppieren 6" draw:id="id138">
        <svg:title/>
        <svg:desc/>
        <draw:custom-shape svg:x="1.33346in" svg:y="0in" svg:width="8.66299in" svg:height="1.08346in" draw:id="id145" draw:layer="Master2-bg" draw:style-name="a769" draw:name="Rectangle 7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46" draw:layer="Master2-bg" draw:style-name="a772" draw:name="Rectangle 8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7" draw:layer="Master2-bg" draw:style-name="a773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48" draw:layer="Master2-bg" draw:style-name="a774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39" draw:layer="Master2-bg" draw:style-name="a744" draw:name="Rechteck 9">
        <svg:title/>
        <svg:desc/>
        <text:p text:style-name="a743" text:class-names="" text:cond-style-name=""><text:span text:style-name="a7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748" draw:name="Titel 1" svg:x="0.68229in" svg:y="1.86979in" svg:width="8.625in" svg:height="3.11979in" presentation:class="title" presentation:placeholder="false">
        <draw:text-box>
          <text:p text:style-name="a747" text:class-names="" text:cond-style-name=""><text:span text:style-name="a745" text:class-names="">Titelmasterformat durch Klicken bearbeiten</text:span><text:span text:style-name="a746" text:class-names=""/></text:p>
        </draw:text-box>
        <svg:title/>
        <svg:desc/>
      </draw:frame>
      <draw:frame draw:id="id141" presentation:style-name="a752" draw:name="Textplatzhalter 2" svg:x="0.68229in" svg:y="5.0191in" svg:width="8.625in" svg:height="1.64062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Formatvorlagen des Textmasters bearbeiten</text:span></text:p>
            </text:list-item>
          </text:list>
        </draw:text-box>
        <svg:title/>
        <svg:desc/>
      </draw:frame>
      <draw:frame draw:id="id142" presentation:style-name="a757" draw:name="Datumsplatzhalter 3" svg:x="0in" svg:y="7.12598in" svg:width="1.37795in" svg:height="0.33031in" presentation:class="date-time" presentation:placeholder="false">
        <draw:text-box>
          <text:p text:style-name="a756" text:class-names="" text:cond-style-name=""><text:span text:style-name="a753" text:class-names=""><text:date text:fixed="false" style:data-style-name="a754"/></text:span><text:span text:style-name="a755" text:class-names=""/></text:p>
        </draw:text-box>
        <svg:title/>
        <svg:desc/>
      </draw:frame>
      <draw:frame draw:id="id143" presentation:style-name="a761" draw:name="Fußzeilenplatzhalter 4" svg:x="1.29055in" svg:y="7.12598in" svg:width="7.76457in" svg:height="0.33031in" presentation:class="footer" presentation:placeholder="false">
        <draw:text-box>
          <text:p text:style-name="a760" text:class-names="" text:cond-style-name=""><text:span text:style-name="a758" text:class-names="">Handschrifterkennung mit CUDA</text:span><text:span text:style-name="a759" text:class-names=""/></text:p>
        </draw:text-box>
        <svg:title/>
        <svg:desc/>
      </draw:frame>
      <draw:frame draw:id="id144" presentation:style-name="a766" draw:name="Foliennummernplatzhalter 5" svg:x="7.28346in" svg:y="7.12598in" svg:width="2.70275in" svg:height="0.33031in" presentation:class="page-number" presentation:placeholder="false">
        <draw:text-box>
          <text:p text:style-name="a765" text:class-names="" text:cond-style-name=""><text:span text:style-name="a762" text:class-names=""><text:page-number style:num-format="1" text:fixed="false"/></text:span><text:span text:style-name="a763" text:class-names=""><text:s text:c="1"/>/</text:span><text:span text:style-name="a764" text:class-names=""/></text:p>
        </draw:text-box>
        <svg:title/>
        <svg:desc/>
      </draw:frame>
      <presentation:notes style:page-layout-name="pageLayout2" draw:style-name="a791">
        <draw:page-thumbnail svg:x="1.25in" svg:y="0.75984in" svg:width="4.99961in" svg:height="3.74961in" presentation:class="page" draw:id="id8" presentation:style-name="a775" draw:name="Folienbildplatzhalter 1">
          <svg:title/>
          <svg:desc/>
        </draw:page-thumbnail>
        <draw:frame draw:id="id9" presentation:style-name="a778" draw:name="Notizenplatzhalter 2" svg:x="0.75in" svg:y="4.75in" svg:width="5.99961in" svg:height="4.49961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0" presentation:style-name="a781" draw:name="Kopfzeilenplatzhalter 3" svg:x="0in" svg:y="0in" svg:width="3.25433in" svg:height="0.49961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1" presentation:style-name="a784" draw:name="Datumsplatzhalter 4" svg:x="4.24528in" svg:y="0in" svg:width="3.25433in" svg:height="0.49961in" presentation:class="date-time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2" presentation:style-name="a787" draw:name="Fußzeilenplatzhalter 5" svg:x="0in" svg:y="9.5in" svg:width="3.25433in" svg:height="0.49961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3" presentation:style-name="a790" draw:name="Foliennummernplatzhalter 6" svg:x="4.24528in" svg:y="9.5in" svg:width="3.25433in" svg:height="0.49961in" presentation:class="page-number" presentation:placeholder="false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92">
      <draw:g draw:name="Gruppieren 7" draw:id="id149">
        <svg:title/>
        <svg:desc/>
        <draw:custom-shape svg:x="1.33346in" svg:y="0in" svg:width="8.66299in" svg:height="1.08346in" draw:id="id157" draw:layer="Master2-bg" draw:style-name="a848" draw:name="Rectangle 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58" draw:layer="Master2-bg" draw:style-name="a851" draw:name="Rectangle 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9" draw:layer="Master2-bg" draw:style-name="a852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60" draw:layer="Master2-bg" draw:style-name="a853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50" draw:layer="Master2-bg" draw:style-name="a795" draw:name="Rechteck 9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799" draw:name="Titel 1" svg:x="1.37795in" svg:y="0.19685in" svg:width="5.87165in" svg:height="0.88661in" presentation:class="title" presentation:placeholder="false">
        <draw:text-box>
          <text:p text:style-name="a798" text:class-names="" text:cond-style-name=""><text:span text:style-name="a796" text:class-names="">Titelmasterformat durch Klicken bearbeiten</text:span><text:span text:style-name="a797" text:class-names=""/></text:p>
        </draw:text-box>
        <svg:title/>
        <svg:desc/>
      </draw:frame>
      <draw:frame draw:id="id152" presentation:style-name="a815" draw:name="Inhaltsplatzhalter 2" svg:x="0.5in" svg:y="1.75521in" svg:width="4.41667in" svg:height="4.34896in" presentation:class="object" presentation:placeholder="false">
        <draw:text-box>
          <text:p text:style-name="a801" text:class-names="" text:cond-style-name=""><text:span text:style-name="a800" text:class-names="">Formatvorlagen des Textmasters bearbeiten</text:span></text:p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Zweite Ebene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Fünfte Ebene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831" draw:name="Inhaltsplatzhalter 3" svg:x="5.08333in" svg:y="1.75521in" svg:width="4.41667in" svg:height="4.34896in" presentation:class="object" presentation:placeholder="false">
        <draw:text-box>
          <text:p text:style-name="a817" text:class-names="" text:cond-style-name=""><text:span text:style-name="a816" text:class-names="">Formatvorlagen des Textmasters bearbeiten</text:span></text:p>
          <text:list text:style-name="a820">
            <text:list-item>
              <text:list text:style-name="a820">
                <text:list-item>
                  <text:p text:style-name="a819" text:class-names="" text:cond-style-name=""><text:span text:style-name="a818" text:class-names="">Zweite Ebene</text:span></text:p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p text:style-name="a822" text:class-names="" text:cond-style-name=""><text:span text:style-name="a8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p text:style-name="a825" text:class-names="" text:cond-style-name=""><text:span text:style-name="a8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list text:style-name="a830">
                        <text:list-item>
                          <text:list text:style-name="a830">
                            <text:list-item>
                              <text:p text:style-name="a829" text:class-names="" text:cond-style-name=""><text:span text:style-name="a827" text:class-names="">Fünfte Ebene</text:span><text:span text:style-name="a8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836" draw:name="Datumsplatzhalter 4" svg:x="0in" svg:y="7.12598in" svg:width="1.37795in" svg:height="0.33031in" presentation:class="date-time" presentation:placeholder="false">
        <draw:text-box>
          <text:p text:style-name="a835" text:class-names="" text:cond-style-name=""><text:span text:style-name="a832" text:class-names=""><text:date text:fixed="false" style:data-style-name="a833"/></text:span><text:span text:style-name="a834" text:class-names=""/></text:p>
        </draw:text-box>
        <svg:title/>
        <svg:desc/>
      </draw:frame>
      <draw:frame draw:id="id155" presentation:style-name="a840" draw:name="Fußzeilenplatzhalter 5" svg:x="1.29055in" svg:y="7.12598in" svg:width="7.76457in" svg:height="0.33031in" presentation:class="footer" presentation:placeholder="false">
        <draw:text-box>
          <text:p text:style-name="a839" text:class-names="" text:cond-style-name=""><text:span text:style-name="a837" text:class-names="">Handschrifterkennung mit CUDA</text:span><text:span text:style-name="a838" text:class-names=""/></text:p>
        </draw:text-box>
        <svg:title/>
        <svg:desc/>
      </draw:frame>
      <draw:frame draw:id="id156" presentation:style-name="a845" draw:name="Foliennummernplatzhalter 6" svg:x="7.28346in" svg:y="7.12598in" svg:width="2.70275in" svg:height="0.33031in" presentation:class="page-number" presentation:placeholder="false">
        <draw:text-box>
          <text:p text:style-name="a844" text:class-names="" text:cond-style-name=""><text:span text:style-name="a841" text:class-names=""><text:page-number style:num-format="1" text:fixed="false"/></text:span><text:span text:style-name="a842" text:class-names=""><text:s text:c="1"/>/</text:span><text:span text:style-name="a843" text:class-names=""/></text:p>
        </draw:text-box>
        <svg:title/>
        <svg:desc/>
      </draw:frame>
      <presentation:notes style:page-layout-name="pageLayout2" draw:style-name="a870">
        <draw:page-thumbnail svg:x="1.25in" svg:y="0.75984in" svg:width="4.99961in" svg:height="3.74961in" presentation:class="page" draw:id="id8" presentation:style-name="a854" draw:name="Folienbildplatzhalter 1">
          <svg:title/>
          <svg:desc/>
        </draw:page-thumbnail>
        <draw:frame draw:id="id9" presentation:style-name="a857" draw:name="Notizenplatzhalter 2" svg:x="0.75in" svg:y="4.75in" svg:width="5.99961in" svg:height="4.49961in" presentation:class="notes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0" presentation:style-name="a860" draw:name="Kopfzeilenplatzhalter 3" svg:x="0in" svg:y="0in" svg:width="3.25433in" svg:height="0.49961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1" presentation:style-name="a863" draw:name="Datumsplatzhalter 4" svg:x="4.24528in" svg:y="0in" svg:width="3.25433in" svg:height="0.49961in" presentation:class="date-time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2" presentation:style-name="a866" draw:name="Fußzeilenplatzhalter 5" svg:x="0in" svg:y="9.5in" svg:width="3.25433in" svg:height="0.49961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3" presentation:style-name="a869" draw:name="Foliennummernplatzhalter 6" svg:x="4.24528in" svg:y="9.5in" svg:width="3.25433in" svg:height="0.49961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cust-Vergleich" style:page-layout-name="pageLayout1" draw:style-name="a871">
      <draw:g draw:name="Gruppieren 10" draw:id="id161">
        <svg:title/>
        <svg:desc/>
        <draw:custom-shape svg:x="1.33346in" svg:y="0in" svg:width="8.66299in" svg:height="1.08346in" draw:id="id171" draw:layer="Master2-bg" draw:style-name="a935" draw:name="Rectangle 7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72" draw:layer="Master2-bg" draw:style-name="a938" draw:name="Rectangle 8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73" draw:layer="Master2-bg" draw:style-name="a939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74" draw:layer="Master2-bg" draw:style-name="a940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62" draw:layer="Master2-bg" draw:style-name="a874" draw:name="Rechteck 9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878" draw:name="Textplatzhalter 2" svg:x="0.68924in" svg:y="1.83854in" svg:width="4.2309in" svg:height="0.90104in" presentation:class="outline" presentation:placeholder="false">
        <draw:text-box>
          <text:list text:style-name="a877">
            <text:list-item>
              <text:p text:style-name="a876" text:class-names="" text:cond-style-name=""><text:span text:style-name="a875" text:class-names="">Formatvorlagen des Textmasters bearbeiten</text:span></text:p>
            </text:list-item>
          </text:list>
        </draw:text-box>
        <svg:title/>
        <svg:desc/>
      </draw:frame>
      <draw:frame draw:id="id164" presentation:style-name="a894" draw:name="Inhaltsplatzhalter 3" svg:x="0.68924in" svg:y="2.73958in" svg:width="4.2309in" svg:height="4.02951in" presentation:class="object" presentation:placeholder="false">
        <draw:text-box>
          <text:p text:style-name="a880" text:class-names="" text:cond-style-name=""><text:span text:style-name="a879" text:class-names="">Formatvorlagen des Textmasters bearbeiten</text:span></text:p>
          <text:list text:style-name="a883">
            <text:list-item>
              <text:list text:style-name="a883">
                <text:list-item>
                  <text:p text:style-name="a882" text:class-names="" text:cond-style-name=""><text:span text:style-name="a881" text:class-names="">Zweite Ebene</text:span></text:p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p text:style-name="a885" text:class-names="" text:cond-style-name=""><text:span text:style-name="a8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p text:style-name="a888" text:class-names="" text:cond-style-name=""><text:span text:style-name="a8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list text:style-name="a893">
                            <text:list-item>
                              <text:p text:style-name="a892" text:class-names="" text:cond-style-name=""><text:span text:style-name="a890" text:class-names="">Fünfte Ebene</text:span><text:span text:style-name="a8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898" draw:name="Textplatzhalter 4" svg:x="5.0625in" svg:y="1.83854in" svg:width="4.25174in" svg:height="0.90104in" presentation:class="outline" presentation:placeholder="false">
        <draw:text-box>
          <text:list text:style-name="a897">
            <text:list-item>
              <text:p text:style-name="a896" text:class-names="" text:cond-style-name=""><text:span text:style-name="a895" text:class-names="">Formatvorlagen des Textmasters bearbeiten</text:span></text:p>
            </text:list-item>
          </text:list>
        </draw:text-box>
        <svg:title/>
        <svg:desc/>
      </draw:frame>
      <draw:frame draw:id="id166" presentation:style-name="a914" draw:name="Inhaltsplatzhalter 5" svg:x="5.0625in" svg:y="2.73958in" svg:width="4.25174in" svg:height="4.02951in" presentation:class="object" presentation:placeholder="false">
        <draw:text-box>
          <text:p text:style-name="a900" text:class-names="" text:cond-style-name=""><text:span text:style-name="a899" text:class-names="">Formatvorlagen des Textmasters bearbeiten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Zweite Ebene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ünfte Ebene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919" draw:name="Datumsplatzhalter 6" svg:x="0in" svg:y="7.12598in" svg:width="1.37795in" svg:height="0.33031in" presentation:class="date-time" presentation:placeholder="false">
        <draw:text-box>
          <text:p text:style-name="a918" text:class-names="" text:cond-style-name=""><text:span text:style-name="a915" text:class-names=""><text:date text:fixed="false" style:data-style-name="a916"/></text:span><text:span text:style-name="a917" text:class-names=""/></text:p>
        </draw:text-box>
        <svg:title/>
        <svg:desc/>
      </draw:frame>
      <draw:frame draw:id="id168" presentation:style-name="a923" draw:name="Fußzeilenplatzhalter 7" svg:x="1.29055in" svg:y="7.12598in" svg:width="7.76457in" svg:height="0.33031in" presentation:class="footer" presentation:placeholder="false">
        <draw:text-box>
          <text:p text:style-name="a922" text:class-names="" text:cond-style-name=""><text:span text:style-name="a920" text:class-names="">Handschrifterkennung mit CUDA</text:span><text:span text:style-name="a921" text:class-names=""/></text:p>
        </draw:text-box>
        <svg:title/>
        <svg:desc/>
      </draw:frame>
      <draw:frame draw:id="id169" presentation:style-name="a928" draw:name="Foliennummernplatzhalter 8" svg:x="7.28346in" svg:y="7.12598in" svg:width="2.70275in" svg:height="0.33031in" presentation:class="page-number" presentation:placeholder="false">
        <draw:text-box>
          <text:p text:style-name="a927" text:class-names="" text:cond-style-name=""><text:span text:style-name="a924" text:class-names=""><text:page-number style:num-format="1" text:fixed="false"/></text:span><text:span text:style-name="a925" text:class-names=""><text:s text:c="1"/>/</text:span><text:span text:style-name="a926" text:class-names=""/></text:p>
        </draw:text-box>
        <svg:title/>
        <svg:desc/>
      </draw:frame>
      <draw:frame draw:id="id170" presentation:style-name="a932" draw:name="Titel 1" svg:x="1.37795in" svg:y="0.19685in" svg:width="5.87165in" svg:height="0.88661in" presentation:class="title" presentation:placeholder="false">
        <draw:text-box>
          <text:p text:style-name="a931" text:class-names="" text:cond-style-name=""><text:span text:style-name="a929" text:class-names="">Titelmasterformat durch Klicken bearbeiten</text:span><text:span text:style-name="a930" text:class-names=""/></text:p>
        </draw:text-box>
        <svg:title/>
        <svg:desc/>
      </draw:frame>
      <presentation:notes style:page-layout-name="pageLayout2" draw:style-name="a957">
        <draw:page-thumbnail svg:x="1.25in" svg:y="0.75984in" svg:width="4.99961in" svg:height="3.74961in" presentation:class="page" draw:id="id8" presentation:style-name="a941" draw:name="Folienbildplatzhalter 1">
          <svg:title/>
          <svg:desc/>
        </draw:page-thumbnail>
        <draw:frame draw:id="id9" presentation:style-name="a944" draw:name="Notizenplatzhalter 2" svg:x="0.75in" svg:y="4.75in" svg:width="5.99961in" svg:height="4.49961in" presentation:class="notes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0" presentation:style-name="a947" draw:name="Kopfzeilenplatzhalter 3" svg:x="0in" svg:y="0in" svg:width="3.25433in" svg:height="0.49961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1" presentation:style-name="a950" draw:name="Datumsplatzhalter 4" svg:x="4.24528in" svg:y="0in" svg:width="3.25433in" svg:height="0.49961in" presentation:class="date-time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2" presentation:style-name="a953" draw:name="Fußzeilenplatzhalter 5" svg:x="0in" svg:y="9.5in" svg:width="3.25433in" svg:height="0.49961in" presentation:class="foot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3" presentation:style-name="a956" draw:name="Foliennummernplatzhalter 6" svg:x="4.24528in" svg:y="9.5in" svg:width="3.25433in" svg:height="0.49961in" presentation:class="page-number" presentation:placeholder="false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58">
      <draw:g draw:name="Gruppieren 5" draw:id="id175">
        <svg:title/>
        <svg:desc/>
        <draw:custom-shape svg:x="1.33346in" svg:y="0in" svg:width="8.66299in" svg:height="1.08346in" draw:id="id181" draw:layer="Master2-bg" draw:style-name="a982" draw:name="Rectangle 7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82" draw:layer="Master2-bg" draw:style-name="a985" draw:name="Rectangle 8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83" draw:layer="Master2-bg" draw:style-name="a986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84" draw:layer="Master2-bg" draw:style-name="a987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76" draw:layer="Master2-bg" draw:style-name="a961" draw:name="Rechteck 9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7" presentation:style-name="a965" draw:name="Titel 1" svg:x="1.37795in" svg:y="0.19685in" svg:width="5.87165in" svg:height="0.88661in" presentation:class="title" presentation:placeholder="false">
        <draw:text-box>
          <text:p text:style-name="a964" text:class-names="" text:cond-style-name=""><text:span text:style-name="a962" text:class-names="">Titelmasterformat durch Klicken bearbeiten</text:span><text:span text:style-name="a963" text:class-names=""/></text:p>
        </draw:text-box>
        <svg:title/>
        <svg:desc/>
      </draw:frame>
      <draw:frame draw:id="id178" presentation:style-name="a970" draw:name="Datumsplatzhalter 2" svg:x="0in" svg:y="7.12598in" svg:width="1.37795in" svg:height="0.33031in" presentation:class="date-time" presentation:placeholder="false">
        <draw:text-box>
          <text:p text:style-name="a969" text:class-names="" text:cond-style-name=""><text:span text:style-name="a966" text:class-names=""><text:date text:fixed="false" style:data-style-name="a967"/></text:span><text:span text:style-name="a968" text:class-names=""/></text:p>
        </draw:text-box>
        <svg:title/>
        <svg:desc/>
      </draw:frame>
      <draw:frame draw:id="id179" presentation:style-name="a974" draw:name="Fußzeilenplatzhalter 3" svg:x="1.29055in" svg:y="7.12598in" svg:width="7.76457in" svg:height="0.33031in" presentation:class="footer" presentation:placeholder="false">
        <draw:text-box>
          <text:p text:style-name="a973" text:class-names="" text:cond-style-name=""><text:span text:style-name="a971" text:class-names="">Handschrifterkennung mit CUDA</text:span><text:span text:style-name="a972" text:class-names=""/></text:p>
        </draw:text-box>
        <svg:title/>
        <svg:desc/>
      </draw:frame>
      <draw:frame draw:id="id180" presentation:style-name="a979" draw:name="Foliennummernplatzhalter 4" svg:x="7.28346in" svg:y="7.12598in" svg:width="2.70275in" svg:height="0.33031in" presentation:class="page-number" presentation:placeholder="false">
        <draw:text-box>
          <text:p text:style-name="a978" text:class-names="" text:cond-style-name=""><text:span text:style-name="a975" text:class-names=""><text:page-number style:num-format="1" text:fixed="false"/></text:span><text:span text:style-name="a976" text:class-names=""><text:s text:c="1"/>/</text:span><text:span text:style-name="a977" text:class-names=""/></text:p>
        </draw:text-box>
        <svg:title/>
        <svg:desc/>
      </draw:frame>
      <presentation:notes style:page-layout-name="pageLayout2" draw:style-name="a1004">
        <draw:page-thumbnail svg:x="1.25in" svg:y="0.75984in" svg:width="4.99961in" svg:height="3.74961in" presentation:class="page" draw:id="id8" presentation:style-name="a988" draw:name="Folienbildplatzhalter 1">
          <svg:title/>
          <svg:desc/>
        </draw:page-thumbnail>
        <draw:frame draw:id="id9" presentation:style-name="a991" draw:name="Notizenplatzhalter 2" svg:x="0.75in" svg:y="4.75in" svg:width="5.99961in" svg:height="4.49961in" presentation:class="notes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Kopfzeilenplatzhalter 3" svg:x="0in" svg:y="0in" svg:width="3.25433in" svg:height="0.49961in" presentation:class="head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Datumsplatzhalter 4" svg:x="4.24528in" svg:y="0in" svg:width="3.25433in" svg:height="0.49961in" presentation:class="date-time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2" presentation:style-name="a1000" draw:name="Fußzeilenplatzhalter 5" svg:x="0in" svg:y="9.5in" svg:width="3.25433in" svg:height="0.49961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13" presentation:style-name="a1003" draw:name="Foliennummernplatzhalter 6" svg:x="4.24528in" svg:y="9.5in" svg:width="3.25433in" svg:height="0.49961in" presentation:class="page-number" presentation:placeholder="false">
          <draw:text-box>
            <text:p text:style-name="a1002" text:class-names="" text:cond-style-name=""><text:span text:style-name="a10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05">
      <draw:g draw:name="Gruppieren 4" draw:id="id185">
        <svg:title/>
        <svg:desc/>
        <draw:custom-shape svg:x="1.33346in" svg:y="0in" svg:width="8.66299in" svg:height="1.08346in" draw:id="id190" draw:layer="Master2-bg" draw:style-name="a1025" draw:name="Rectangle 7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191" draw:layer="Master2-bg" draw:style-name="a1028" draw:name="Rectangle 8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92" draw:layer="Master2-bg" draw:style-name="a1029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193" draw:layer="Master2-bg" draw:style-name="a1030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86" draw:layer="Master2-bg" draw:style-name="a1008" draw:name="Rechteck 9">
        <svg:title/>
        <svg:desc/>
        <text:p text:style-name="a1007" text:class-names="" text:cond-style-name=""><text:span text:style-name="a10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013" draw:name="Datumsplatzhalter 1" svg:x="0in" svg:y="7.12598in" svg:width="1.37795in" svg:height="0.33031in" presentation:class="date-time" presentation:placeholder="false">
        <draw:text-box>
          <text:p text:style-name="a1012" text:class-names="" text:cond-style-name=""><text:span text:style-name="a1009" text:class-names=""><text:date text:fixed="false" style:data-style-name="a1010"/></text:span><text:span text:style-name="a1011" text:class-names=""/></text:p>
        </draw:text-box>
        <svg:title/>
        <svg:desc/>
      </draw:frame>
      <draw:frame draw:id="id188" presentation:style-name="a1017" draw:name="Fußzeilenplatzhalter 2" svg:x="1.29055in" svg:y="7.12598in" svg:width="7.76457in" svg:height="0.33031in" presentation:class="footer" presentation:placeholder="false">
        <draw:text-box>
          <text:p text:style-name="a1016" text:class-names="" text:cond-style-name=""><text:span text:style-name="a1014" text:class-names="">Handschrifterkennung mit CUDA</text:span><text:span text:style-name="a1015" text:class-names=""/></text:p>
        </draw:text-box>
        <svg:title/>
        <svg:desc/>
      </draw:frame>
      <draw:frame draw:id="id189" presentation:style-name="a1022" draw:name="Foliennummernplatzhalter 3" svg:x="7.28346in" svg:y="7.12598in" svg:width="2.70275in" svg:height="0.33031in" presentation:class="page-number" presentation:placeholder="false">
        <draw:text-box>
          <text:p text:style-name="a1021" text:class-names="" text:cond-style-name=""><text:span text:style-name="a1018" text:class-names=""><text:page-number style:num-format="1" text:fixed="false"/></text:span><text:span text:style-name="a1019" text:class-names=""><text:s text:c="1"/>/</text:span><text:span text:style-name="a1020" text:class-names=""/></text:p>
        </draw:text-box>
        <svg:title/>
        <svg:desc/>
      </draw:frame>
      <presentation:notes style:page-layout-name="pageLayout2" draw:style-name="a1047">
        <draw:page-thumbnail svg:x="1.25in" svg:y="0.75984in" svg:width="4.99961in" svg:height="3.74961in" presentation:class="page" draw:id="id8" presentation:style-name="a1031" draw:name="Folienbildplatzhalter 1">
          <svg:title/>
          <svg:desc/>
        </draw:page-thumbnail>
        <draw:frame draw:id="id9" presentation:style-name="a1034" draw:name="Notizenplatzhalter 2" svg:x="0.75in" svg:y="4.75in" svg:width="5.99961in" svg:height="4.49961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0" presentation:style-name="a1037" draw:name="Kopfzeilenplatzhalter 3" svg:x="0in" svg:y="0in" svg:width="3.25433in" svg:height="0.49961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1" presentation:style-name="a1040" draw:name="Datumsplatzhalter 4" svg:x="4.24528in" svg:y="0in" svg:width="3.25433in" svg:height="0.49961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2" presentation:style-name="a1043" draw:name="Fußzeilenplatzhalter 5" svg:x="0in" svg:y="9.5in" svg:width="3.25433in" svg:height="0.49961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3" presentation:style-name="a1046" draw:name="Foliennummernplatzhalter 6" svg:x="4.24528in" svg:y="9.5in" svg:width="3.25433in" svg:height="0.49961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48">
      <draw:g draw:name="Gruppieren 7" draw:id="id194">
        <svg:title/>
        <svg:desc/>
        <draw:custom-shape svg:x="1.33346in" svg:y="0in" svg:width="8.66299in" svg:height="1.08346in" draw:id="id202" draw:layer="Master2-bg" draw:style-name="a1092" draw:name="Rectangle 7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203" draw:layer="Master2-bg" draw:style-name="a1095" draw:name="Rectangle 8">
          <svg:title/>
          <svg:desc/>
          <text:p text:style-name="a1094" text:class-names="" text:cond-style-name=""><text:span text:style-name="a109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04" draw:layer="Master2-bg" draw:style-name="a1096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205" draw:layer="Master2-bg" draw:style-name="a1097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195" draw:layer="Master2-bg" draw:style-name="a1051" draw:name="Rechteck 9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6" presentation:style-name="a1055" draw:name="Titel 1" svg:x="0.68924in" svg:y="0.5in" svg:width="3.22569in" svg:height="1.75in" presentation:class="title" presentation:placeholder="false">
        <draw:text-box>
          <text:p text:style-name="a1054" text:class-names="" text:cond-style-name=""><text:span text:style-name="a1052" text:class-names="">Titelmasterformat durch Klicken bearbeiten</text:span><text:span text:style-name="a1053" text:class-names=""/></text:p>
        </draw:text-box>
        <svg:title/>
        <svg:desc/>
      </draw:frame>
      <draw:frame draw:id="id197" presentation:style-name="a1071" draw:name="Inhaltsplatzhalter 2" svg:x="4.25174in" svg:y="1.07986in" svg:width="5.0625in" svg:height="5.32986in" presentation:class="object" presentation:placeholder="false">
        <draw:text-box>
          <text:p text:style-name="a1057" text:class-names="" text:cond-style-name=""><text:span text:style-name="a1056" text:class-names="">Formatvorlagen des Textmasters bearbeiten</text:span></text:p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Zweite Ebene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Fünfte Ebene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8" presentation:style-name="a1075" draw:name="Textplatzhalter 3" svg:x="0.68924in" svg:y="2.25in" svg:width="3.22569in" svg:height="4.1684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Formatvorlagen des Textmasters bearbeiten</text:span></text:p>
            </text:list-item>
          </text:list>
        </draw:text-box>
        <svg:title/>
        <svg:desc/>
      </draw:frame>
      <draw:frame draw:id="id199" presentation:style-name="a1080" draw:name="Datumsplatzhalter 4" svg:x="0in" svg:y="7.12598in" svg:width="1.37795in" svg:height="0.33031in" presentation:class="date-time" presentation:placeholder="false">
        <draw:text-box>
          <text:p text:style-name="a1079" text:class-names="" text:cond-style-name=""><text:span text:style-name="a1076" text:class-names=""><text:date text:fixed="false" style:data-style-name="a1077"/></text:span><text:span text:style-name="a1078" text:class-names=""/></text:p>
        </draw:text-box>
        <svg:title/>
        <svg:desc/>
      </draw:frame>
      <draw:frame draw:id="id200" presentation:style-name="a1084" draw:name="Fußzeilenplatzhalter 5" svg:x="1.29055in" svg:y="7.12598in" svg:width="7.76457in" svg:height="0.33031in" presentation:class="footer" presentation:placeholder="false">
        <draw:text-box>
          <text:p text:style-name="a1083" text:class-names="" text:cond-style-name=""><text:span text:style-name="a1081" text:class-names="">Handschrifterkennung mit CUDA</text:span><text:span text:style-name="a1082" text:class-names=""/></text:p>
        </draw:text-box>
        <svg:title/>
        <svg:desc/>
      </draw:frame>
      <draw:frame draw:id="id201" presentation:style-name="a1089" draw:name="Foliennummernplatzhalter 6" svg:x="7.28346in" svg:y="7.12598in" svg:width="2.70275in" svg:height="0.33031in" presentation:class="page-number" presentation:placeholder="false">
        <draw:text-box>
          <text:p text:style-name="a1088" text:class-names="" text:cond-style-name=""><text:span text:style-name="a1085" text:class-names=""><text:page-number style:num-format="1" text:fixed="false"/></text:span><text:span text:style-name="a1086" text:class-names=""><text:s text:c="1"/>/</text:span><text:span text:style-name="a1087" text:class-names=""/></text:p>
        </draw:text-box>
        <svg:title/>
        <svg:desc/>
      </draw:frame>
      <presentation:notes style:page-layout-name="pageLayout2" draw:style-name="a1114">
        <draw:page-thumbnail svg:x="1.25in" svg:y="0.75984in" svg:width="4.99961in" svg:height="3.74961in" presentation:class="page" draw:id="id8" presentation:style-name="a1098" draw:name="Folienbildplatzhalter 1">
          <svg:title/>
          <svg:desc/>
        </draw:page-thumbnail>
        <draw:frame draw:id="id9" presentation:style-name="a1101" draw:name="Notizenplatzhalter 2" svg:x="0.75in" svg:y="4.75in" svg:width="5.99961in" svg:height="4.49961in" presentation:class="notes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Kopfzeilenplatzhalter 3" svg:x="0in" svg:y="0in" svg:width="3.25433in" svg:height="0.49961in" presentation:class="header" presentation:placeholder="false">
          <draw:text-box>
            <text:p text:style-name="a1103" text:class-names="" text:cond-style-name=""><text:span text:style-name="a1102" text:class-names=""/></text:p>
          </draw:text-box>
          <svg:title/>
          <svg:desc/>
        </draw:frame>
        <draw:frame draw:id="id11" presentation:style-name="a1107" draw:name="Datumsplatzhalter 4" svg:x="4.24528in" svg:y="0in" svg:width="3.25433in" svg:height="0.49961in" presentation:class="date-time" presentation:placeholder="false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2" presentation:style-name="a1110" draw:name="Fußzeilenplatzhalter 5" svg:x="0in" svg:y="9.5in" svg:width="3.25433in" svg:height="0.49961in" presentation:class="footer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13" presentation:style-name="a1113" draw:name="Foliennummernplatzhalter 6" svg:x="4.24528in" svg:y="9.5in" svg:width="3.25433in" svg:height="0.49961in" presentation:class="page-number" presentation:placeholder="false">
          <draw:text-box>
            <text:p text:style-name="a1112" text:class-names="" text:cond-style-name=""><text:span text:style-name="a1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115">
      <draw:g draw:name="Gruppieren 7" draw:id="id206">
        <svg:title/>
        <svg:desc/>
        <draw:custom-shape svg:x="1.33346in" svg:y="0in" svg:width="8.66299in" svg:height="1.08346in" draw:id="id214" draw:layer="Master2-bg" draw:style-name="a1146" draw:name="Rectangle 7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215" draw:layer="Master2-bg" draw:style-name="a1149" draw:name="Rectangle 8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6" draw:layer="Master2-bg" draw:style-name="a1150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217" draw:layer="Master2-bg" draw:style-name="a1151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207" draw:layer="Master2-bg" draw:style-name="a1118" draw:name="Rechteck 9">
        <svg:title/>
        <svg:desc/>
        <text:p text:style-name="a1117" text:class-names="" text:cond-style-name=""><text:span text:style-name="a11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8" presentation:style-name="a1122" draw:name="Titel 1" svg:x="0.68924in" svg:y="0.5in" svg:width="3.22569in" svg:height="1.75in" presentation:class="title" presentation:placeholder="false">
        <draw:text-box>
          <text:p text:style-name="a1121" text:class-names="" text:cond-style-name=""><text:span text:style-name="a1119" text:class-names="">Titelmasterformat durch Klicken bearbeiten</text:span><text:span text:style-name="a1120" text:class-names=""/></text:p>
        </draw:text-box>
        <svg:title/>
        <svg:desc/>
      </draw:frame>
      <draw:frame draw:id="id209" presentation:style-name="a1125" draw:name="Bildplatzhalter 2" svg:x="4.25174in" svg:y="1.07986in" svg:width="5.0625in" svg:height="5.32986in" presentation:class="graphic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210" presentation:style-name="a1129" draw:name="Textplatzhalter 3" svg:x="0.68924in" svg:y="2.25in" svg:width="3.22569in" svg:height="4.1684in" presentation:class="outline" presentation:placeholder="false">
        <draw:text-box>
          <text:list text:style-name="a1128">
            <text:list-item>
              <text:p text:style-name="a1127" text:class-names="" text:cond-style-name=""><text:span text:style-name="a1126" text:class-names="">Formatvorlagen des Textmasters bearbeiten</text:span></text:p>
            </text:list-item>
          </text:list>
        </draw:text-box>
        <svg:title/>
        <svg:desc/>
      </draw:frame>
      <draw:frame draw:id="id211" presentation:style-name="a1134" draw:name="Datumsplatzhalter 4" svg:x="0in" svg:y="7.12598in" svg:width="1.37795in" svg:height="0.33031in" presentation:class="date-time" presentation:placeholder="false">
        <draw:text-box>
          <text:p text:style-name="a1133" text:class-names="" text:cond-style-name=""><text:span text:style-name="a1130" text:class-names=""><text:date text:fixed="false" style:data-style-name="a1131"/></text:span><text:span text:style-name="a1132" text:class-names=""/></text:p>
        </draw:text-box>
        <svg:title/>
        <svg:desc/>
      </draw:frame>
      <draw:frame draw:id="id212" presentation:style-name="a1138" draw:name="Fußzeilenplatzhalter 5" svg:x="1.29055in" svg:y="7.12598in" svg:width="7.76457in" svg:height="0.33031in" presentation:class="footer" presentation:placeholder="false">
        <draw:text-box>
          <text:p text:style-name="a1137" text:class-names="" text:cond-style-name=""><text:span text:style-name="a1135" text:class-names="">Handschrifterkennung mit CUDA</text:span><text:span text:style-name="a1136" text:class-names=""/></text:p>
        </draw:text-box>
        <svg:title/>
        <svg:desc/>
      </draw:frame>
      <draw:frame draw:id="id213" presentation:style-name="a1143" draw:name="Foliennummernplatzhalter 6" svg:x="7.28346in" svg:y="7.12598in" svg:width="2.70275in" svg:height="0.33031in" presentation:class="page-number" presentation:placeholder="false">
        <draw:text-box>
          <text:p text:style-name="a1142" text:class-names="" text:cond-style-name=""><text:span text:style-name="a1139" text:class-names=""><text:page-number style:num-format="1" text:fixed="false"/></text:span><text:span text:style-name="a1140" text:class-names=""><text:s text:c="1"/>/</text:span><text:span text:style-name="a1141" text:class-names=""/></text:p>
        </draw:text-box>
        <svg:title/>
        <svg:desc/>
      </draw:frame>
      <presentation:notes style:page-layout-name="pageLayout2" draw:style-name="a1168">
        <draw:page-thumbnail svg:x="1.25in" svg:y="0.75984in" svg:width="4.99961in" svg:height="3.74961in" presentation:class="page" draw:id="id8" presentation:style-name="a1152" draw:name="Folienbildplatzhalter 1">
          <svg:title/>
          <svg:desc/>
        </draw:page-thumbnail>
        <draw:frame draw:id="id9" presentation:style-name="a1155" draw:name="Notizenplatzhalter 2" svg:x="0.75in" svg:y="4.75in" svg:width="5.99961in" svg:height="4.49961in" presentation:class="notes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10" presentation:style-name="a1158" draw:name="Kopfzeilenplatzhalter 3" svg:x="0in" svg:y="0in" svg:width="3.25433in" svg:height="0.49961in" presentation:class="head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11" presentation:style-name="a1161" draw:name="Datumsplatzhalter 4" svg:x="4.24528in" svg:y="0in" svg:width="3.25433in" svg:height="0.49961in" presentation:class="date-time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2" presentation:style-name="a1164" draw:name="Fußzeilenplatzhalter 5" svg:x="0in" svg:y="9.5in" svg:width="3.25433in" svg:height="0.49961in" presentation:class="foot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3" presentation:style-name="a1167" draw:name="Foliennummernplatzhalter 6" svg:x="4.24528in" svg:y="9.5in" svg:width="3.25433in" svg:height="0.49961in" presentation:class="page-number" presentation:placeholder="false">
          <draw:text-box>
            <text:p text:style-name="a1166" text:class-names="" text:cond-style-name=""><text:span text:style-name="a1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69">
      <draw:g draw:name="Gruppieren 6" draw:id="id218">
        <svg:title/>
        <svg:desc/>
        <draw:custom-shape svg:x="1.33346in" svg:y="0in" svg:width="8.66299in" svg:height="1.08346in" draw:id="id225" draw:layer="Master2-bg" draw:style-name="a1210" draw:name="Rectangle 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226" draw:layer="Master2-bg" draw:style-name="a1213" draw:name="Rectangle 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7" draw:layer="Master2-bg" draw:style-name="a1214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228" draw:layer="Master2-bg" draw:style-name="a1215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219" draw:layer="Master2-bg" draw:style-name="a1172" draw:name="Rechteck 9">
        <svg:title/>
        <svg:desc/>
        <text:p text:style-name="a1171" text:class-names="" text:cond-style-name=""><text:span text:style-name="a11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0" presentation:style-name="a1176" draw:name="Titel 1" svg:x="1.37795in" svg:y="0.19685in" svg:width="5.87165in" svg:height="0.88661in" presentation:class="title" presentation:placeholder="false">
        <draw:text-box>
          <text:p text:style-name="a1175" text:class-names="" text:cond-style-name=""><text:span text:style-name="a1173" text:class-names="">Titelmasterformat durch Klicken bearbeiten</text:span><text:span text:style-name="a1174" text:class-names=""/></text:p>
        </draw:text-box>
        <svg:title/>
        <svg:desc/>
      </draw:frame>
      <draw:frame draw:id="id221" presentation:style-name="a1193" draw:name="Vertikaler Textplatzhalter 2" svg:x="0.5in" svg:y="1.75472in" svg:width="8.99961in" svg:height="4.35in" presentation:class="outline" presentation:placeholder="false">
        <draw:text-box>
          <text:list text:style-name="a1179">
            <text:list-item>
              <text:p text:style-name="a1178" text:class-names="" text:cond-style-name=""><text:span text:style-name="a1177" text:class-names="">Formatvorlagen des Textmasters bearbeiten</text:span></text:p>
            </text:list-item>
          </text:list>
          <text:list text:style-name="a1182">
            <text:list-item>
              <text:list text:style-name="a1182">
                <text:list-item>
                  <text:p text:style-name="a1181" text:class-names="" text:cond-style-name=""><text:span text:style-name="a1180" text:class-names="">Zweite Ebene</text:span></text:p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p text:style-name="a1184" text:class-names="" text:cond-style-name=""><text:span text:style-name="a11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p text:style-name="a1187" text:class-names="" text:cond-style-name=""><text:span text:style-name="a11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2">
            <text:list-item>
              <text:list text:style-name="a1192">
                <text:list-item>
                  <text:list text:style-name="a1192">
                    <text:list-item>
                      <text:list text:style-name="a1192">
                        <text:list-item>
                          <text:list text:style-name="a1192">
                            <text:list-item>
                              <text:p text:style-name="a1191" text:class-names="" text:cond-style-name=""><text:span text:style-name="a1189" text:class-names="">Fünfte Ebene</text:span><text:span text:style-name="a1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198" draw:name="Datumsplatzhalter 3" svg:x="0in" svg:y="7.12598in" svg:width="1.37795in" svg:height="0.330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/></text:span><text:span text:style-name="a1196" text:class-names=""/></text:p>
        </draw:text-box>
        <svg:title/>
        <svg:desc/>
      </draw:frame>
      <draw:frame draw:id="id223" presentation:style-name="a1202" draw:name="Fußzeilenplatzhalter 4" svg:x="1.29055in" svg:y="7.12598in" svg:width="7.76457in" svg:height="0.33031in" presentation:class="footer" presentation:placeholder="false">
        <draw:text-box>
          <text:p text:style-name="a1201" text:class-names="" text:cond-style-name=""><text:span text:style-name="a1199" text:class-names="">Handschrifterkennung mit CUDA</text:span><text:span text:style-name="a1200" text:class-names=""/></text:p>
        </draw:text-box>
        <svg:title/>
        <svg:desc/>
      </draw:frame>
      <draw:frame draw:id="id224" presentation:style-name="a1207" draw:name="Foliennummernplatzhalter 5" svg:x="7.28346in" svg:y="7.12598in" svg:width="2.70275in" svg:height="0.33031in" presentation:class="page-number" presentation:placeholder="false">
        <draw:text-box>
          <text:p text:style-name="a1206" text:class-names="" text:cond-style-name=""><text:span text:style-name="a1203" text:class-names=""><text:page-number style:num-format="1" text:fixed="false"/></text:span><text:span text:style-name="a1204" text:class-names=""><text:s text:c="1"/>/</text:span><text:span text:style-name="a1205" text:class-names=""/></text:p>
        </draw:text-box>
        <svg:title/>
        <svg:desc/>
      </draw:frame>
      <presentation:notes style:page-layout-name="pageLayout2" draw:style-name="a1232">
        <draw:page-thumbnail svg:x="1.25in" svg:y="0.75984in" svg:width="4.99961in" svg:height="3.74961in" presentation:class="page" draw:id="id8" presentation:style-name="a1216" draw:name="Folienbildplatzhalter 1">
          <svg:title/>
          <svg:desc/>
        </draw:page-thumbnail>
        <draw:frame draw:id="id9" presentation:style-name="a1219" draw:name="Notizenplatzhalter 2" svg:x="0.75in" svg:y="4.75in" svg:width="5.99961in" svg:height="4.49961in" presentation:class="notes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0" presentation:style-name="a1222" draw:name="Kopfzeilenplatzhalter 3" svg:x="0in" svg:y="0in" svg:width="3.25433in" svg:height="0.49961in" presentation:class="head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1" presentation:style-name="a1225" draw:name="Datumsplatzhalter 4" svg:x="4.24528in" svg:y="0in" svg:width="3.25433in" svg:height="0.49961in" presentation:class="date-time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2" presentation:style-name="a1228" draw:name="Fußzeilenplatzhalter 5" svg:x="0in" svg:y="9.5in" svg:width="3.25433in" svg:height="0.49961in" presentation:class="footer" presentation:placeholder="false">
          <draw:text-box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13" presentation:style-name="a1231" draw:name="Foliennummernplatzhalter 6" svg:x="4.24528in" svg:y="9.5in" svg:width="3.25433in" svg:height="0.49961in" presentation:class="page-number" presentation:placeholder="false">
          <draw:text-box>
            <text:p text:style-name="a1230" text:class-names="" text:cond-style-name=""><text:span text:style-name="a1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233">
      <draw:g draw:name="Gruppieren 6" draw:id="id229">
        <svg:title/>
        <svg:desc/>
        <draw:custom-shape svg:x="1.33346in" svg:y="0in" svg:width="8.66299in" svg:height="1.08346in" draw:id="id236" draw:layer="Master2-bg" draw:style-name="a1274" draw:name="Rectangle 7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0in" svg:width="5.91299in" svg:height="1.08346in" draw:id="id237" draw:layer="Master2-bg" draw:style-name="a1277" draw:name="Rectangle 8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38" draw:layer="Master2-bg" draw:style-name="a1278" draw:name="Picture 11" svg:x="7.48622in" svg:y="0.08346in" svg:width="2.43031in" svg:height="1.7185in" style:rel-width="scale" style:rel-height="scale">
          <draw:image xlink:href="media/image2.png" xlink:type="simple" xlink:show="embed" xlink:actuate="onLoad"/>
          <svg:title/>
          <svg:desc/>
        </draw:frame>
        <draw:frame draw:id="id239" draw:layer="Master2-bg" draw:style-name="a1279" draw:name="Picture 14" svg:x="0in" svg:y="0in" svg:width="1.25in" svg:height="1.03465in" style:rel-width="scale" style:rel-height="scale">
          <draw:image xlink:href="media/image1.png" xlink:type="simple" xlink:show="embed" xlink:actuate="onLoad"/>
          <svg:title/>
          <svg:desc/>
        </draw:frame>
      </draw:g>
      <draw:custom-shape svg:x="1.32795in" svg:y="7.13386in" svg:width="8.67205in" svg:height="0.36614in" draw:id="id230" draw:layer="Master2-bg" draw:style-name="a1236" draw:name="Rechteck 9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1" presentation:style-name="a1240" draw:name="Vertikaler Titel 1" svg:x="7.25in" svg:y="0.19618in" svg:width="2.25in" svg:height="5.90799in" presentation:class="title" presentation:placeholder="false">
        <draw:text-box>
          <text:p text:style-name="a1239" text:class-names="" text:cond-style-name=""><text:span text:style-name="a1237" text:class-names="">Titelmasterformat durch Klicken bearbeiten</text:span><text:span text:style-name="a1238" text:class-names=""/></text:p>
        </draw:text-box>
        <svg:title/>
        <svg:desc/>
      </draw:frame>
      <draw:frame draw:id="id232" presentation:style-name="a1257" draw:name="Vertikaler Textplatzhalter 2" svg:x="0.5in" svg:y="0.19618in" svg:width="6.58333in" svg:height="5.90799in" presentation:class="outline" presentation:placeholder="false">
        <draw:text-box>
          <text:list text:style-name="a1243">
            <text:list-item>
              <text:p text:style-name="a1242" text:class-names="" text:cond-style-name=""><text:span text:style-name="a1241" text:class-names="">Formatvorlagen des Textmasters bearbeiten</text:span></text:p>
            </text:list-item>
          </text:list>
          <text:list text:style-name="a1246">
            <text:list-item>
              <text:list text:style-name="a1246">
                <text:list-item>
                  <text:p text:style-name="a1245" text:class-names="" text:cond-style-name=""><text:span text:style-name="a1244" text:class-names="">Zweite Ebene</text:span></text:p>
                </text:list-item>
              </text:list>
            </text:list-item>
          </text:list>
          <text:list text:style-name="a1249">
            <text:list-item>
              <text:list text:style-name="a1249">
                <text:list-item>
                  <text:list text:style-name="a1249">
                    <text:list-item>
                      <text:p text:style-name="a1248" text:class-names="" text:cond-style-name=""><text:span text:style-name="a12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p text:style-name="a1251" text:class-names="" text:cond-style-name=""><text:span text:style-name="a12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6">
            <text:list-item>
              <text:list text:style-name="a1256">
                <text:list-item>
                  <text:list text:style-name="a1256">
                    <text:list-item>
                      <text:list text:style-name="a1256">
                        <text:list-item>
                          <text:list text:style-name="a1256">
                            <text:list-item>
                              <text:p text:style-name="a1255" text:class-names="" text:cond-style-name=""><text:span text:style-name="a1253" text:class-names="">Fünfte Ebene</text:span><text:span text:style-name="a1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3" presentation:style-name="a1262" draw:name="Datumsplatzhalter 3" svg:x="0in" svg:y="7.12598in" svg:width="1.37795in" svg:height="0.33031in" presentation:class="date-time" presentation:placeholder="false">
        <draw:text-box>
          <text:p text:style-name="a1261" text:class-names="" text:cond-style-name=""><text:span text:style-name="a1258" text:class-names=""><text:date text:fixed="false" style:data-style-name="a1259"/></text:span><text:span text:style-name="a1260" text:class-names=""/></text:p>
        </draw:text-box>
        <svg:title/>
        <svg:desc/>
      </draw:frame>
      <draw:frame draw:id="id234" presentation:style-name="a1266" draw:name="Fußzeilenplatzhalter 4" svg:x="1.29055in" svg:y="7.12598in" svg:width="7.76457in" svg:height="0.33031in" presentation:class="footer" presentation:placeholder="false">
        <draw:text-box>
          <text:p text:style-name="a1265" text:class-names="" text:cond-style-name=""><text:span text:style-name="a1263" text:class-names="">Handschrifterkennung mit CUDA</text:span><text:span text:style-name="a1264" text:class-names=""/></text:p>
        </draw:text-box>
        <svg:title/>
        <svg:desc/>
      </draw:frame>
      <draw:frame draw:id="id235" presentation:style-name="a1271" draw:name="Foliennummernplatzhalter 5" svg:x="7.28346in" svg:y="7.12598in" svg:width="2.70275in" svg:height="0.33031in" presentation:class="page-number" presentation:placeholder="false">
        <draw:text-box>
          <text:p text:style-name="a1270" text:class-names="" text:cond-style-name=""><text:span text:style-name="a1267" text:class-names=""><text:page-number style:num-format="1" text:fixed="false"/></text:span><text:span text:style-name="a1268" text:class-names=""><text:s text:c="1"/>/</text:span><text:span text:style-name="a1269" text:class-names=""/></text:p>
        </draw:text-box>
        <svg:title/>
        <svg:desc/>
      </draw:frame>
      <presentation:notes style:page-layout-name="pageLayout2" draw:style-name="a1296">
        <draw:page-thumbnail svg:x="1.25in" svg:y="0.75984in" svg:width="4.99961in" svg:height="3.74961in" presentation:class="page" draw:id="id8" presentation:style-name="a1280" draw:name="Folienbildplatzhalter 1">
          <svg:title/>
          <svg:desc/>
        </draw:page-thumbnail>
        <draw:frame draw:id="id9" presentation:style-name="a1283" draw:name="Notizenplatzhalter 2" svg:x="0.75in" svg:y="4.75in" svg:width="5.99961in" svg:height="4.49961in" presentation:class="notes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10" presentation:style-name="a1286" draw:name="Kopfzeilenplatzhalter 3" svg:x="0in" svg:y="0in" svg:width="3.25433in" svg:height="0.49961in" presentation:class="header" presentation:placeholder="false">
          <draw:text-box>
            <text:p text:style-name="a1285" text:class-names="" text:cond-style-name=""><text:span text:style-name="a1284" text:class-names=""/></text:p>
          </draw:text-box>
          <svg:title/>
          <svg:desc/>
        </draw:frame>
        <draw:frame draw:id="id11" presentation:style-name="a1289" draw:name="Datumsplatzhalter 4" svg:x="4.24528in" svg:y="0in" svg:width="3.25433in" svg:height="0.49961in" presentation:class="date-time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12" presentation:style-name="a1292" draw:name="Fußzeilenplatzhalter 5" svg:x="0in" svg:y="9.5in" svg:width="3.25433in" svg:height="0.49961in" presentation:class="foot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13" presentation:style-name="a1295" draw:name="Foliennummernplatzhalter 6" svg:x="4.24528in" svg:y="9.5in" svg:width="3.25433in" svg:height="0.49961in" presentation:class="page-number" presentation:placeholder="false">
          <draw:text-box>
            <text:p text:style-name="a1294" text:class-names="" text:cond-style-name=""><text:span text:style-name="a12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97">
      <draw:frame draw:id="id240" presentation:style-name="a1300" draw:name="Kopfzeilenplatzhalter 1" svg:x="0in" svg:y="0in" svg:width="3.25433in" svg:height="0.49961in" presentation:class="header" presentation:placeholder="false">
        <draw:text-box>
          <text:p text:style-name="a1299" text:class-names="" text:cond-style-name=""><text:span text:style-name="a1298" text:class-names=""/></text:p>
        </draw:text-box>
        <svg:title/>
        <svg:desc/>
      </draw:frame>
      <draw:frame draw:id="id241" presentation:style-name="a1303" draw:name="Datumsplatzhalter 2" svg:x="4.24528in" svg:y="0in" svg:width="3.25433in" svg:height="0.49961in" presentation:class="date-time" presentation:placeholder="false">
        <draw:text-box>
          <text:p text:style-name="a1302" text:class-names="" text:cond-style-name=""><text:span text:style-name="a1301" text:class-names=""/></text:p>
        </draw:text-box>
        <svg:title/>
        <svg:desc/>
      </draw:frame>
      <draw:frame draw:id="id242" presentation:style-name="a1306" draw:name="Fußzeilenplatzhalter 3" svg:x="0in" svg:y="9.5in" svg:width="3.25433in" svg:height="0.49961in" presentation:class="footer" presentation:placeholder="false">
        <draw:text-box>
          <text:p text:style-name="a1305" text:class-names="" text:cond-style-name=""><text:span text:style-name="a1304" text:class-names=""/></text:p>
        </draw:text-box>
        <svg:title/>
        <svg:desc/>
      </draw:frame>
      <draw:frame draw:id="id243" presentation:style-name="a1309" draw:name="Foliennummernplatzhalter 4" svg:x="4.24528in" svg:y="9.5in" svg:width="3.25433in" svg:height="0.49961in" presentation:class="page-number" presentation:placeholder="false">
        <draw:text-box>
          <text:p text:style-name="a1308" text:class-names="" text:cond-style-name=""><text:span text:style-name="a1307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dc:subject>Testthema</dc:subject>
    <meta:initial-creator>Thomas Ottmann</meta:initial-creator>
    <dc:creator>Fabio Hellmann</dc:creator>
    <meta:creation-date>2010-04-06T10:30:39Z</meta:creation-date>
    <dc:date>2017-07-22T12:02:54Z</dc:date>
    <meta:editing-cycles>79</meta:editing-cycles>
    <meta:editing-duration>PT0S</meta:editing-duration>
    <meta:document-statistic meta:paragraph-count="58" meta:word-count="11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gradient" draw:fill-gradient-name="a4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gradient" draw:fill-gradient-name="a6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1" style:data-style-name="N0">
      <style:chart-properties chart:gap-width="115" chart:overlap="-2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1249606299212pt" svg:width="648.0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0" text:class-names="" text:cond-style-name="">Sekunden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95% Erfolgsquote</text:p>
              </table:table-cell>
              <table:table-cell office:value-type="string">
                <text:p>96% Erfolgsquote</text:p>
              </table:table-cell>
              <table:table-cell office:value-type="string">
                <text:p>97% Erfolgsquote</text:p>
              </table:table-cell>
            </table:table-row>
          </table:table-header-rows>
          <table:table-row>
            <table:table-cell office:value-type="string">
              <text:p>Sequentiell</text:p>
            </table:table-cell>
            <table:table-cell office:value-type="float" office:value="18.100000000000001"/>
            <table:table-cell office:value-type="float" office:value="56.4"/>
            <table:table-cell/>
          </table:table-row>
          <table:table-row>
            <table:table-cell office:value-type="string">
              <text:p>Parallel</text:p>
            </table:table-cell>
            <table:table-cell office:value-type="float" office:value="3.8"/>
            <table:table-cell office:value-type="float" office:value="33.700000000000003"/>
            <table:table-cell office:value-type="float" office:value="59.9"/>
          </table:table-row>
          <table:table-row>
            <table:table-cell office:value-type="string">
              <text:p>CUDA</text:p>
            </table:table-cell>
            <table:table-cell office:value-type="float" office:value="1.2"/>
            <table:table-cell office:value-type="float" office:value="5.8"/>
            <table:table-cell office:value-type="float" office:value="15.3"/>
          </table:table-row>
          <table:table-row>
            <table:table-cell office:value-type="string">
              <text:p>Parallel - Verteilt</text:p>
            </table:table-cell>
            <table:table-cell office:value-type="float" office:value="2.7"/>
            <table:table-cell office:value-type="float" office:value="20.100000000000001"/>
            <table:table-cell office:value-type="float" office:value="25.6"/>
          </table:table-row>
          <table:table-row>
            <table:table-cell office:value-type="string">
              <text:p>CUDA - Verteilt</text:p>
            </table:table-cell>
            <table:table-cell office:value-type="float" office:value="0.5"/>
            <table:table-cell office:value-type="float" office:value="1.9"/>
            <table:table-cell office:value-type="float" office:value="4.900000000000000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afafaf" draw:end-color="#a5a5a5" draw:start-intensity="100%" draw:end-intensity="100%"/>
    <draw:gradient draw:name="a2" draw:style="linear" draw:angle="0" draw:start-color="#6083cb" draw:end-color="#3e70ca" draw:start-intensity="100%" draw:end-intensity="100%"/>
    <draw:gradient draw:name="a4" draw:style="linear" draw:angle="0" draw:start-color="#f18c55" draw:end-color="#f67b28" draw:start-intensity="100%" draw:end-intensity="100%"/>
  </office:styles>
</office:document-styles>
</file>